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text-properties officeooo:rsid="000c1a19" officeooo:paragraph-rsid="000c1a19"/>
    </style:style>
    <style:style style:name="P2" style:family="paragraph" style:parent-style-name="Text_20_body">
      <style:text-properties officeooo:rsid="0027afcb" officeooo:paragraph-rsid="0027afcb"/>
    </style:style>
    <style:style style:name="P3" style:family="paragraph" style:parent-style-name="Standard">
      <style:text-properties officeooo:rsid="0000ed8b" officeooo:paragraph-rsid="0000ed8b"/>
    </style:style>
    <style:style style:name="P4" style:family="paragraph" style:parent-style-name="Text_20_body">
      <style:text-properties officeooo:rsid="0000ed8b" officeooo:paragraph-rsid="0000ed8b"/>
    </style:style>
    <style:style style:name="P5" style:family="paragraph" style:parent-style-name="Text_20_body">
      <style:text-properties officeooo:rsid="00025202" officeooo:paragraph-rsid="00025202"/>
    </style:style>
    <style:style style:name="P6" style:family="paragraph" style:parent-style-name="Text_20_body">
      <style:text-properties officeooo:rsid="0002abb6" officeooo:paragraph-rsid="0002abb6"/>
    </style:style>
    <style:style style:name="P7" style:family="paragraph" style:parent-style-name="Text_20_body">
      <style:text-properties officeooo:rsid="000490d4" officeooo:paragraph-rsid="000490d4"/>
    </style:style>
    <style:style style:name="P8" style:family="paragraph" style:parent-style-name="Text_20_body">
      <style:text-properties officeooo:rsid="0008d67e" officeooo:paragraph-rsid="0008d67e"/>
    </style:style>
    <style:style style:name="P9" style:family="paragraph" style:parent-style-name="Text_20_body">
      <style:text-properties officeooo:rsid="000a94c9" officeooo:paragraph-rsid="000a94c9"/>
    </style:style>
    <style:style style:name="P10" style:family="paragraph" style:parent-style-name="Text_20_body">
      <style:text-properties officeooo:rsid="000d637a" officeooo:paragraph-rsid="000f6cc5"/>
    </style:style>
    <style:style style:name="P11" style:family="paragraph" style:parent-style-name="Text_20_body">
      <style:text-properties officeooo:rsid="000f6cc5" officeooo:paragraph-rsid="000f6cc5"/>
    </style:style>
    <style:style style:name="P12" style:family="paragraph" style:parent-style-name="Text_20_body">
      <style:text-properties officeooo:rsid="00169ff5" officeooo:paragraph-rsid="00169ff5"/>
    </style:style>
    <style:style style:name="P13" style:family="paragraph" style:parent-style-name="Text_20_body">
      <style:text-properties officeooo:rsid="001b2c45" officeooo:paragraph-rsid="001b2c45"/>
    </style:style>
    <style:style style:name="P14" style:family="paragraph" style:parent-style-name="Text_20_body">
      <style:text-properties officeooo:rsid="001f3dd4" officeooo:paragraph-rsid="001f3dd4"/>
    </style:style>
    <style:style style:name="P15" style:family="paragraph" style:parent-style-name="Text_20_body">
      <style:text-properties officeooo:rsid="00209add" officeooo:paragraph-rsid="00209add"/>
    </style:style>
    <style:style style:name="P16" style:family="paragraph" style:parent-style-name="Text_20_body">
      <style:text-properties officeooo:rsid="00224703" officeooo:paragraph-rsid="00224703"/>
    </style:style>
    <style:style style:name="P17" style:family="paragraph" style:parent-style-name="Text_20_body">
      <style:text-properties officeooo:rsid="0023a115" officeooo:paragraph-rsid="0023a115"/>
    </style:style>
    <style:style style:name="P18" style:family="paragraph" style:parent-style-name="Text_20_body">
      <style:text-properties officeooo:rsid="00294bd2" officeooo:paragraph-rsid="00294bd2"/>
    </style:style>
    <style:style style:name="P19" style:family="paragraph" style:parent-style-name="Text_20_body">
      <style:text-properties officeooo:rsid="003f12ed" officeooo:paragraph-rsid="003f12ed"/>
    </style:style>
    <style:style style:name="P20" style:family="paragraph" style:parent-style-name="Text_20_body">
      <style:text-properties officeooo:rsid="003061a7" officeooo:paragraph-rsid="003061a7"/>
    </style:style>
    <style:style style:name="P21" style:family="paragraph" style:parent-style-name="Text_20_body">
      <style:text-properties officeooo:rsid="0031788b" officeooo:paragraph-rsid="0031788b"/>
    </style:style>
    <style:style style:name="P22" style:family="paragraph" style:parent-style-name="Text_20_body">
      <style:text-properties officeooo:rsid="003740c4" officeooo:paragraph-rsid="003740c4"/>
    </style:style>
    <style:style style:name="P23" style:family="paragraph" style:parent-style-name="Text_20_body">
      <style:text-properties officeooo:rsid="0039879b" officeooo:paragraph-rsid="0039879b"/>
    </style:style>
    <style:style style:name="P24" style:family="paragraph" style:parent-style-name="Text_20_body">
      <style:text-properties officeooo:rsid="00510cf5" officeooo:paragraph-rsid="00510cf5"/>
    </style:style>
    <style:style style:name="P25" style:family="paragraph" style:parent-style-name="Text_20_body">
      <style:text-properties officeooo:rsid="0068cb78" officeooo:paragraph-rsid="0068cb78"/>
    </style:style>
    <style:style style:name="P26" style:family="paragraph" style:parent-style-name="Text_20_body">
      <style:text-properties officeooo:rsid="006b0c8f" officeooo:paragraph-rsid="006b0c8f"/>
    </style:style>
    <style:style style:name="P27" style:family="paragraph" style:parent-style-name="Text_20_body">
      <style:text-properties officeooo:rsid="002ee913" officeooo:paragraph-rsid="002ee913"/>
    </style:style>
    <style:style style:name="P28" style:family="paragraph" style:parent-style-name="Text_20_body">
      <style:text-properties officeooo:rsid="003546dc" officeooo:paragraph-rsid="003546dc"/>
    </style:style>
    <style:style style:name="P29" style:family="paragraph" style:parent-style-name="Text_20_body">
      <style:text-properties officeooo:rsid="00365769" officeooo:paragraph-rsid="00365769"/>
    </style:style>
    <style:style style:name="P30" style:family="paragraph" style:parent-style-name="Text_20_body">
      <style:text-properties officeooo:rsid="00368d13" officeooo:paragraph-rsid="00368d13"/>
    </style:style>
    <style:style style:name="P31" style:family="paragraph" style:parent-style-name="Text_20_body">
      <style:text-properties officeooo:rsid="0036fa2d" officeooo:paragraph-rsid="0036fa2d"/>
    </style:style>
    <style:style style:name="P32" style:family="paragraph" style:parent-style-name="Text_20_body">
      <style:text-properties officeooo:rsid="003910b6" officeooo:paragraph-rsid="003910b6"/>
    </style:style>
    <style:style style:name="P33" style:family="paragraph" style:parent-style-name="Text_20_body">
      <style:text-properties officeooo:rsid="003b6bf6" officeooo:paragraph-rsid="003b6bf6"/>
    </style:style>
    <style:style style:name="P34" style:family="paragraph" style:parent-style-name="Text_20_body">
      <style:text-properties officeooo:rsid="00400a45" officeooo:paragraph-rsid="00400a45"/>
    </style:style>
    <style:style style:name="P35" style:family="paragraph" style:parent-style-name="Text_20_body">
      <style:text-properties officeooo:rsid="00440f4d" officeooo:paragraph-rsid="00440f4d"/>
    </style:style>
    <style:style style:name="P36" style:family="paragraph" style:parent-style-name="Text_20_body">
      <style:text-properties officeooo:rsid="0046f2a0" officeooo:paragraph-rsid="0046f2a0"/>
    </style:style>
    <style:style style:name="P37" style:family="paragraph" style:parent-style-name="Text_20_body">
      <style:text-properties officeooo:rsid="004937e2" officeooo:paragraph-rsid="004937e2"/>
    </style:style>
    <style:style style:name="P38" style:family="paragraph" style:parent-style-name="Text_20_body">
      <style:text-properties officeooo:rsid="004be25c" officeooo:paragraph-rsid="004be25c"/>
    </style:style>
    <style:style style:name="P39" style:family="paragraph" style:parent-style-name="Text_20_body">
      <style:text-properties officeooo:rsid="0051571e" officeooo:paragraph-rsid="0051571e"/>
    </style:style>
    <style:style style:name="P40" style:family="paragraph" style:parent-style-name="Text_20_body">
      <style:text-properties officeooo:rsid="005314e8" officeooo:paragraph-rsid="005314e8"/>
    </style:style>
    <style:style style:name="P41" style:family="paragraph" style:parent-style-name="Text_20_body">
      <style:text-properties officeooo:rsid="005314e8" officeooo:paragraph-rsid="00572760"/>
    </style:style>
    <style:style style:name="P42" style:family="paragraph" style:parent-style-name="Text_20_body">
      <style:text-properties officeooo:rsid="0057b74b" officeooo:paragraph-rsid="0057b74b"/>
    </style:style>
    <style:style style:name="P43" style:family="paragraph" style:parent-style-name="Text_20_body">
      <style:text-properties officeooo:rsid="005b7288" officeooo:paragraph-rsid="005b7288"/>
    </style:style>
    <style:style style:name="P44" style:family="paragraph" style:parent-style-name="Text_20_body">
      <style:text-properties officeooo:rsid="005c2005" officeooo:paragraph-rsid="005c2005"/>
    </style:style>
    <style:style style:name="P45" style:family="paragraph" style:parent-style-name="Text_20_body">
      <style:text-properties officeooo:rsid="005e0c91" officeooo:paragraph-rsid="005e0c91"/>
    </style:style>
    <style:style style:name="P46" style:family="paragraph" style:parent-style-name="Text_20_body">
      <style:text-properties officeooo:rsid="00612c1c" officeooo:paragraph-rsid="00612c1c"/>
    </style:style>
    <style:style style:name="P47" style:family="paragraph" style:parent-style-name="Text_20_body">
      <style:text-properties officeooo:rsid="00637596" officeooo:paragraph-rsid="00637596"/>
    </style:style>
    <style:style style:name="P48" style:family="paragraph" style:parent-style-name="Text_20_body">
      <style:text-properties officeooo:rsid="0065638f" officeooo:paragraph-rsid="0065638f"/>
    </style:style>
    <style:style style:name="P49" style:family="paragraph" style:parent-style-name="Text_20_body">
      <style:text-properties officeooo:rsid="00672f1a" officeooo:paragraph-rsid="00672f1a"/>
    </style:style>
    <style:style style:name="P50" style:family="paragraph" style:parent-style-name="Text_20_body">
      <style:text-properties officeooo:rsid="006bb3dd" officeooo:paragraph-rsid="006bb3dd"/>
    </style:style>
    <style:style style:name="P51" style:family="paragraph" style:parent-style-name="Text_20_body">
      <style:text-properties officeooo:rsid="006cb433" officeooo:paragraph-rsid="006cb433"/>
    </style:style>
    <style:style style:name="P52" style:family="paragraph" style:parent-style-name="Text_20_body">
      <style:text-properties officeooo:rsid="006e9496" officeooo:paragraph-rsid="006e9496"/>
    </style:style>
    <style:style style:name="P53" style:family="paragraph" style:parent-style-name="Text_20_body">
      <style:text-properties officeooo:rsid="00704ab7" officeooo:paragraph-rsid="00704ab7"/>
    </style:style>
    <style:style style:name="P54" style:family="paragraph" style:parent-style-name="Text_20_body">
      <style:text-properties officeooo:rsid="00767f07" officeooo:paragraph-rsid="00767f07"/>
    </style:style>
    <style:style style:name="P55" style:family="paragraph" style:parent-style-name="Text_20_body">
      <style:text-properties officeooo:rsid="0093bc82" officeooo:paragraph-rsid="0093bc82"/>
    </style:style>
    <style:style style:name="P56" style:family="paragraph" style:parent-style-name="Text_20_body">
      <style:text-properties officeooo:rsid="0093ecde" officeooo:paragraph-rsid="0093ecde"/>
    </style:style>
    <style:style style:name="P57" style:family="paragraph" style:parent-style-name="Text_20_body">
      <style:text-properties officeooo:rsid="0093ecde" officeooo:paragraph-rsid="009d5d8c"/>
    </style:style>
    <style:style style:name="P58" style:family="paragraph" style:parent-style-name="Text_20_body">
      <style:text-properties officeooo:rsid="0074ade0" officeooo:paragraph-rsid="0074ade0"/>
    </style:style>
    <style:style style:name="P59" style:family="paragraph" style:parent-style-name="Text_20_body">
      <style:text-properties officeooo:rsid="00806f46" officeooo:paragraph-rsid="0089cb98"/>
    </style:style>
    <style:style style:name="P60" style:family="paragraph" style:parent-style-name="Text_20_body">
      <style:text-properties officeooo:rsid="00842735" officeooo:paragraph-rsid="008833c2"/>
    </style:style>
    <style:style style:name="P61" style:family="paragraph" style:parent-style-name="Text_20_body">
      <style:text-properties officeooo:rsid="00894667" officeooo:paragraph-rsid="0093bc82"/>
    </style:style>
    <style:style style:name="P62" style:family="paragraph" style:parent-style-name="Text_20_body">
      <style:text-properties officeooo:rsid="009d5d8c" officeooo:paragraph-rsid="009d5d8c"/>
    </style:style>
    <style:style style:name="P63" style:family="paragraph" style:parent-style-name="Text_20_body">
      <style:text-properties fo:font-weight="bold" officeooo:rsid="009d5d8c" officeooo:paragraph-rsid="009d5d8c" style:font-weight-asian="bold" style:font-weight-complex="bold"/>
    </style:style>
    <style:style style:name="P64" style:family="paragraph" style:parent-style-name="Text_20_body">
      <style:text-properties officeooo:rsid="009dfd21" officeooo:paragraph-rsid="009dfd21"/>
    </style:style>
    <style:style style:name="P65" style:family="paragraph" style:parent-style-name="Text_20_body">
      <style:text-properties officeooo:rsid="009f2753" officeooo:paragraph-rsid="009f2753"/>
    </style:style>
    <style:style style:name="P66" style:family="paragraph" style:parent-style-name="Text_20_body">
      <style:text-properties officeooo:rsid="00a66100" officeooo:paragraph-rsid="00a66100"/>
    </style:style>
    <style:style style:name="P67" style:family="paragraph" style:parent-style-name="Text_20_body">
      <style:text-properties officeooo:rsid="00aa217b" officeooo:paragraph-rsid="00aa217b"/>
    </style:style>
    <style:style style:name="P68" style:family="paragraph" style:parent-style-name="Text_20_body">
      <style:text-properties officeooo:rsid="00afd48e" officeooo:paragraph-rsid="00afd48e"/>
    </style:style>
    <style:style style:name="P69" style:family="paragraph" style:parent-style-name="Text_20_body">
      <style:text-properties officeooo:rsid="00e2352c" officeooo:paragraph-rsid="00e2352c"/>
    </style:style>
    <style:style style:name="P70" style:family="paragraph" style:parent-style-name="Text_20_body">
      <style:text-properties officeooo:rsid="00b1387f" officeooo:paragraph-rsid="00b1387f"/>
    </style:style>
    <style:style style:name="P71" style:family="paragraph" style:parent-style-name="Text_20_body">
      <style:text-properties officeooo:rsid="00c0ea06" officeooo:paragraph-rsid="00c0ea06"/>
    </style:style>
    <style:style style:name="P72" style:family="paragraph" style:parent-style-name="Text_20_body">
      <style:text-properties officeooo:rsid="00c5fa7b" officeooo:paragraph-rsid="00c5fa7b"/>
    </style:style>
    <style:style style:name="P73" style:family="paragraph" style:parent-style-name="Text_20_body">
      <style:text-properties officeooo:rsid="00c969d2" officeooo:paragraph-rsid="00c969d2"/>
    </style:style>
    <style:style style:name="P74" style:family="paragraph" style:parent-style-name="Text_20_body">
      <style:text-properties officeooo:rsid="00da5221" officeooo:paragraph-rsid="00da5221"/>
    </style:style>
    <style:style style:name="P75" style:family="paragraph" style:parent-style-name="Text_20_body">
      <style:text-properties officeooo:rsid="00b20f06" officeooo:paragraph-rsid="00b20f06"/>
    </style:style>
    <style:style style:name="P76" style:family="paragraph" style:parent-style-name="Text_20_body">
      <style:text-properties officeooo:rsid="00b6d990" officeooo:paragraph-rsid="00b6d990"/>
    </style:style>
    <style:style style:name="P77" style:family="paragraph" style:parent-style-name="Text_20_body">
      <style:text-properties officeooo:rsid="00b70365" officeooo:paragraph-rsid="00b70365"/>
    </style:style>
    <style:style style:name="P78" style:family="paragraph" style:parent-style-name="Text_20_body">
      <style:text-properties officeooo:rsid="00b90bda" officeooo:paragraph-rsid="00b90bda"/>
    </style:style>
    <style:style style:name="P79" style:family="paragraph" style:parent-style-name="Text_20_body">
      <style:text-properties officeooo:rsid="00c35e74" officeooo:paragraph-rsid="00c35e74"/>
    </style:style>
    <style:style style:name="P80" style:family="paragraph" style:parent-style-name="Text_20_body">
      <style:text-properties officeooo:rsid="00cb51b6" officeooo:paragraph-rsid="00cb51b6"/>
    </style:style>
    <style:style style:name="P81" style:family="paragraph" style:parent-style-name="Text_20_body">
      <style:text-properties officeooo:rsid="00d09483" officeooo:paragraph-rsid="00d09483"/>
    </style:style>
    <style:style style:name="P82" style:family="paragraph" style:parent-style-name="Text_20_body">
      <style:text-properties officeooo:rsid="00d11e51" officeooo:paragraph-rsid="00d11e51"/>
    </style:style>
    <style:style style:name="P83" style:family="paragraph" style:parent-style-name="Text_20_body">
      <style:text-properties officeooo:rsid="00d4e1e4" officeooo:paragraph-rsid="00d4e1e4"/>
    </style:style>
    <style:style style:name="P84" style:family="paragraph" style:parent-style-name="Text_20_body">
      <style:text-properties officeooo:rsid="00d69883" officeooo:paragraph-rsid="00d69883"/>
    </style:style>
    <style:style style:name="P85" style:family="paragraph" style:parent-style-name="Text_20_body">
      <style:text-properties officeooo:rsid="00d780ec" officeooo:paragraph-rsid="00d780ec"/>
    </style:style>
    <style:style style:name="P86" style:family="paragraph" style:parent-style-name="Text_20_body">
      <style:text-properties officeooo:rsid="00d8860f" officeooo:paragraph-rsid="00d8860f"/>
    </style:style>
    <style:style style:name="P87" style:family="paragraph" style:parent-style-name="Text_20_body">
      <style:text-properties officeooo:rsid="00def48c" officeooo:paragraph-rsid="00def48c"/>
    </style:style>
    <style:style style:name="P88" style:family="paragraph" style:parent-style-name="Text_20_body">
      <style:text-properties officeooo:rsid="00e0e66e" officeooo:paragraph-rsid="00e0e66e"/>
    </style:style>
    <style:style style:name="P89" style:family="paragraph" style:parent-style-name="Text_20_body">
      <style:text-properties officeooo:rsid="00e23c0f" officeooo:paragraph-rsid="00e23c0f"/>
    </style:style>
    <style:style style:name="P90" style:family="paragraph" style:parent-style-name="Text_20_body">
      <style:text-properties officeooo:rsid="01470227" officeooo:paragraph-rsid="01470227"/>
    </style:style>
    <style:style style:name="P91" style:family="paragraph" style:parent-style-name="Text_20_body">
      <style:text-properties officeooo:rsid="00ea6e3f" officeooo:paragraph-rsid="00ea6e3f"/>
    </style:style>
    <style:style style:name="P92" style:family="paragraph" style:parent-style-name="Text_20_body">
      <style:text-properties officeooo:rsid="00ec4027" officeooo:paragraph-rsid="00ec4027"/>
    </style:style>
    <style:style style:name="P93" style:family="paragraph" style:parent-style-name="Text_20_body">
      <style:text-properties officeooo:rsid="00ec9c91" officeooo:paragraph-rsid="00ec9c91"/>
    </style:style>
    <style:style style:name="P94" style:family="paragraph" style:parent-style-name="Text_20_body">
      <style:text-properties officeooo:rsid="00edfaaf" officeooo:paragraph-rsid="00edfaaf"/>
    </style:style>
    <style:style style:name="P95" style:family="paragraph" style:parent-style-name="Text_20_body">
      <style:text-properties officeooo:rsid="00ef5d15" officeooo:paragraph-rsid="00ef5d15"/>
    </style:style>
    <style:style style:name="P96" style:family="paragraph" style:parent-style-name="Text_20_body">
      <style:text-properties officeooo:rsid="00f0bf17" officeooo:paragraph-rsid="00f0bf17"/>
    </style:style>
    <style:style style:name="P97" style:family="paragraph" style:parent-style-name="Text_20_body">
      <style:text-properties officeooo:rsid="00f3eca9" officeooo:paragraph-rsid="00f3eca9"/>
    </style:style>
    <style:style style:name="P98" style:family="paragraph" style:parent-style-name="Text_20_body">
      <style:text-properties officeooo:rsid="00f6a0de" officeooo:paragraph-rsid="00f6a0de"/>
    </style:style>
    <style:style style:name="P99" style:family="paragraph" style:parent-style-name="Text_20_body">
      <style:text-properties officeooo:rsid="00f87674" officeooo:paragraph-rsid="00f87674"/>
    </style:style>
    <style:style style:name="P100" style:family="paragraph" style:parent-style-name="Text_20_body">
      <style:text-properties officeooo:rsid="00fa216b" officeooo:paragraph-rsid="00fa216b"/>
    </style:style>
    <style:style style:name="P101" style:family="paragraph" style:parent-style-name="Text_20_body">
      <style:text-properties officeooo:rsid="01028fed" officeooo:paragraph-rsid="01028fed"/>
    </style:style>
    <style:style style:name="P102" style:family="paragraph" style:parent-style-name="Text_20_body">
      <style:text-properties officeooo:rsid="01069e7f" officeooo:paragraph-rsid="01069e7f"/>
    </style:style>
    <style:style style:name="P103" style:family="paragraph" style:parent-style-name="Text_20_body">
      <style:text-properties officeooo:rsid="01120609" officeooo:paragraph-rsid="01120609"/>
    </style:style>
    <style:style style:name="P104" style:family="paragraph" style:parent-style-name="Text_20_body">
      <style:text-properties officeooo:rsid="0115a7bc" officeooo:paragraph-rsid="0115a7bc"/>
    </style:style>
    <style:style style:name="P105" style:family="paragraph" style:parent-style-name="Text_20_body">
      <style:text-properties officeooo:rsid="01186efe" officeooo:paragraph-rsid="01186efe"/>
    </style:style>
    <style:style style:name="P106" style:family="paragraph" style:parent-style-name="Text_20_body">
      <style:text-properties officeooo:rsid="0118faec" officeooo:paragraph-rsid="0118faec"/>
    </style:style>
    <style:style style:name="P107" style:family="paragraph" style:parent-style-name="Text_20_body">
      <style:text-properties officeooo:rsid="011da638" officeooo:paragraph-rsid="011da638"/>
    </style:style>
    <style:style style:name="P108" style:family="paragraph" style:parent-style-name="Text_20_body">
      <style:text-properties officeooo:rsid="01207cc2" officeooo:paragraph-rsid="01207cc2"/>
    </style:style>
    <style:style style:name="P109" style:family="paragraph" style:parent-style-name="Text_20_body">
      <style:text-properties officeooo:rsid="01253944" officeooo:paragraph-rsid="01253944"/>
    </style:style>
    <style:style style:name="P110" style:family="paragraph" style:parent-style-name="Text_20_body">
      <style:text-properties officeooo:rsid="012606d3" officeooo:paragraph-rsid="012606d3"/>
    </style:style>
    <style:style style:name="P111" style:family="paragraph" style:parent-style-name="Text_20_body">
      <style:text-properties officeooo:rsid="0129e3d6" officeooo:paragraph-rsid="0129e3d6"/>
    </style:style>
    <style:style style:name="P112" style:family="paragraph" style:parent-style-name="Text_20_body">
      <style:text-properties officeooo:rsid="01302de4" officeooo:paragraph-rsid="01302de4"/>
    </style:style>
    <style:style style:name="P113" style:family="paragraph" style:parent-style-name="Text_20_body">
      <style:text-properties officeooo:rsid="0133b7ca" officeooo:paragraph-rsid="0133b7ca"/>
    </style:style>
    <style:style style:name="P114" style:family="paragraph" style:parent-style-name="Text_20_body">
      <style:text-properties officeooo:rsid="01370fa1" officeooo:paragraph-rsid="01370fa1"/>
    </style:style>
    <style:style style:name="P115" style:family="paragraph" style:parent-style-name="Text_20_body">
      <style:text-properties officeooo:rsid="01370fa1" officeooo:paragraph-rsid="013ccedf"/>
    </style:style>
    <style:style style:name="P116" style:family="paragraph" style:parent-style-name="Text_20_body">
      <style:text-properties officeooo:rsid="013ccedf" officeooo:paragraph-rsid="013ccedf"/>
    </style:style>
    <style:style style:name="P117" style:family="paragraph" style:parent-style-name="Text_20_body">
      <style:text-properties officeooo:rsid="013ec5a8" officeooo:paragraph-rsid="013ec5a8"/>
    </style:style>
    <style:style style:name="P118" style:family="paragraph" style:parent-style-name="Text_20_body">
      <style:text-properties officeooo:rsid="01430062" officeooo:paragraph-rsid="01430062"/>
    </style:style>
    <style:style style:name="P119" style:family="paragraph" style:parent-style-name="Text_20_body">
      <style:text-properties officeooo:rsid="01481741" officeooo:paragraph-rsid="01481741"/>
    </style:style>
    <style:style style:name="P120" style:family="paragraph" style:parent-style-name="Text_20_body">
      <style:text-properties officeooo:rsid="01487ae4" officeooo:paragraph-rsid="01487ae4"/>
    </style:style>
    <style:style style:name="P121" style:family="paragraph" style:parent-style-name="Heading_20_2">
      <style:text-properties officeooo:rsid="003f12ed" officeooo:paragraph-rsid="003f12ed"/>
    </style:style>
    <style:style style:name="P122" style:family="paragraph" style:parent-style-name="Heading_20_2">
      <style:text-properties officeooo:rsid="00767f07" officeooo:paragraph-rsid="00767f07"/>
    </style:style>
    <style:style style:name="P123" style:family="paragraph" style:parent-style-name="Heading_20_2">
      <style:text-properties officeooo:rsid="00a84ce3" officeooo:paragraph-rsid="00a84ce3"/>
    </style:style>
    <style:style style:name="P124" style:family="paragraph" style:parent-style-name="Heading_20_2">
      <style:text-properties officeooo:rsid="00e2352c" officeooo:paragraph-rsid="00e2352c"/>
    </style:style>
    <style:style style:name="P125" style:family="paragraph" style:parent-style-name="Heading_20_2">
      <style:text-properties officeooo:rsid="010cb1d8" officeooo:paragraph-rsid="010cb1d8"/>
    </style:style>
    <style:style style:name="P126" style:family="paragraph" style:parent-style-name="Heading_20_2">
      <style:text-properties officeooo:rsid="01619dda" officeooo:paragraph-rsid="01619dda"/>
    </style:style>
    <style:style style:name="P127" style:family="paragraph" style:parent-style-name="Heading_20_3">
      <style:text-properties officeooo:rsid="000c1a19" officeooo:paragraph-rsid="000c1a19"/>
    </style:style>
    <style:style style:name="P128" style:family="paragraph" style:parent-style-name="Heading_20_3">
      <style:text-properties officeooo:rsid="0027afcb" officeooo:paragraph-rsid="0027afcb"/>
    </style:style>
    <style:style style:name="P129" style:family="paragraph" style:parent-style-name="Heading_20_3">
      <style:text-properties officeooo:rsid="003061a7" officeooo:paragraph-rsid="003061a7"/>
    </style:style>
    <style:style style:name="P130" style:family="paragraph" style:parent-style-name="Heading_20_3">
      <style:text-properties officeooo:rsid="0031788b" officeooo:paragraph-rsid="0031788b"/>
    </style:style>
    <style:style style:name="P131" style:family="paragraph" style:parent-style-name="Heading_20_3">
      <style:text-properties officeooo:rsid="003740c4" officeooo:paragraph-rsid="003740c4"/>
    </style:style>
    <style:style style:name="P132" style:family="paragraph" style:parent-style-name="Heading_20_3">
      <style:text-properties officeooo:rsid="0039879b" officeooo:paragraph-rsid="0039879b"/>
    </style:style>
    <style:style style:name="P133" style:family="paragraph" style:parent-style-name="Heading_20_3">
      <style:text-properties officeooo:rsid="00510cf5" officeooo:paragraph-rsid="00510cf5"/>
    </style:style>
    <style:style style:name="P134" style:family="paragraph" style:parent-style-name="Heading_20_3">
      <style:text-properties officeooo:rsid="0068cb78" officeooo:paragraph-rsid="0068cb78"/>
    </style:style>
    <style:style style:name="P135" style:family="paragraph" style:parent-style-name="Heading_20_3">
      <style:text-properties officeooo:rsid="006b0c8f" officeooo:paragraph-rsid="006b0c8f"/>
    </style:style>
    <style:style style:name="P136" style:family="paragraph" style:parent-style-name="Heading_20_3">
      <style:text-properties officeooo:rsid="0093bc82" officeooo:paragraph-rsid="0093bc82"/>
    </style:style>
    <style:style style:name="P137" style:family="paragraph" style:parent-style-name="Heading_20_3">
      <style:text-properties officeooo:rsid="0093ecde" officeooo:paragraph-rsid="0093ecde"/>
    </style:style>
    <style:style style:name="P138" style:family="paragraph" style:parent-style-name="Heading_20_3">
      <style:text-properties officeooo:rsid="00b1387f" officeooo:paragraph-rsid="00b1387f"/>
    </style:style>
    <style:style style:name="P139" style:family="paragraph" style:parent-style-name="Heading_20_3">
      <style:text-properties officeooo:rsid="00c0ea06" officeooo:paragraph-rsid="00c0ea06"/>
    </style:style>
    <style:style style:name="P140" style:family="paragraph" style:parent-style-name="Heading_20_3">
      <style:text-properties officeooo:rsid="00c5fa7b" officeooo:paragraph-rsid="00c5fa7b"/>
    </style:style>
    <style:style style:name="P141" style:family="paragraph" style:parent-style-name="Heading_20_3">
      <style:text-properties officeooo:rsid="00c969d2" officeooo:paragraph-rsid="00c969d2"/>
    </style:style>
    <style:style style:name="P142" style:family="paragraph" style:parent-style-name="Heading_20_3">
      <style:text-properties officeooo:rsid="00d36325" officeooo:paragraph-rsid="00d36325"/>
    </style:style>
    <style:style style:name="P143" style:family="paragraph" style:parent-style-name="Heading_20_3">
      <style:text-properties officeooo:rsid="00da5221" officeooo:paragraph-rsid="00da5221"/>
    </style:style>
    <style:style style:name="P144" style:family="paragraph" style:parent-style-name="Heading_20_3">
      <style:text-properties officeooo:rsid="00e2352c" officeooo:paragraph-rsid="00e2352c"/>
    </style:style>
    <style:style style:name="P145" style:family="paragraph" style:parent-style-name="Heading_20_3">
      <style:text-properties officeooo:rsid="010d36cf" officeooo:paragraph-rsid="010d36cf"/>
    </style:style>
    <style:style style:name="P146" style:family="paragraph" style:parent-style-name="Heading_20_3">
      <style:text-properties officeooo:rsid="0113f31f" officeooo:paragraph-rsid="0113f31f"/>
    </style:style>
    <style:style style:name="P147" style:family="paragraph" style:parent-style-name="Heading_20_4">
      <style:text-properties officeooo:rsid="00c969d2" officeooo:paragraph-rsid="00c969d2"/>
    </style:style>
    <style:style style:name="P148" style:family="paragraph" style:parent-style-name="Heading_20_4">
      <style:text-properties officeooo:rsid="011c74de" officeooo:paragraph-rsid="011c74de"/>
    </style:style>
    <style:style style:name="P149" style:family="paragraph" style:parent-style-name="Heading_20_4">
      <style:text-properties officeooo:rsid="01470227" officeooo:paragraph-rsid="01470227"/>
    </style:style>
    <style:style style:name="P150" style:family="paragraph" style:parent-style-name="Text_20_body" style:list-style-name="L1">
      <style:text-properties officeooo:rsid="004be25c" officeooo:paragraph-rsid="004be25c"/>
    </style:style>
    <style:style style:name="P151" style:family="paragraph" style:parent-style-name="Text_20_body" style:list-style-name="L2">
      <style:text-properties officeooo:rsid="00510cf5" officeooo:paragraph-rsid="00510cf5"/>
    </style:style>
    <style:style style:name="P152" style:family="paragraph" style:parent-style-name="Text_20_body" style:list-style-name="L3">
      <style:text-properties officeooo:paragraph-rsid="00572760"/>
    </style:style>
    <style:style style:name="P153" style:family="paragraph" style:parent-style-name="Text_20_body" style:list-style-name="L3">
      <style:text-properties officeooo:rsid="00572760" officeooo:paragraph-rsid="00572760"/>
    </style:style>
    <style:style style:name="P154" style:family="paragraph" style:parent-style-name="Text_20_body" style:list-style-name="L3">
      <style:text-properties officeooo:rsid="0057b1fe" officeooo:paragraph-rsid="0057b1fe"/>
    </style:style>
    <style:style style:name="P155" style:family="paragraph" style:parent-style-name="Text_20_body" style:list-style-name="L4">
      <style:text-properties officeooo:rsid="00767f07" officeooo:paragraph-rsid="00767f07"/>
    </style:style>
    <style:style style:name="P156" style:family="paragraph" style:parent-style-name="Text_20_body" style:list-style-name="L4">
      <style:text-properties officeooo:rsid="007aabf9" officeooo:paragraph-rsid="007aabf9"/>
    </style:style>
    <style:style style:name="P157" style:family="paragraph" style:parent-style-name="Text_20_body" style:list-style-name="L5">
      <style:text-properties officeooo:rsid="009d5d8c" officeooo:paragraph-rsid="009d5d8c"/>
    </style:style>
    <style:style style:name="P158" style:family="paragraph" style:parent-style-name="Text_20_body" style:list-style-name="L6">
      <style:text-properties officeooo:rsid="00a66100" officeooo:paragraph-rsid="00a66100"/>
    </style:style>
    <style:style style:name="P159" style:family="paragraph" style:parent-style-name="Text_20_body" style:list-style-name="L7">
      <style:text-properties officeooo:rsid="00c969d2" officeooo:paragraph-rsid="00c969d2"/>
    </style:style>
    <style:style style:name="P160" style:family="paragraph" style:parent-style-name="Text_20_body">
      <style:text-properties officeooo:rsid="00e8c27e" officeooo:paragraph-rsid="00e8c27e"/>
    </style:style>
    <style:style style:name="P161" style:family="paragraph" style:parent-style-name="Text_20_body">
      <style:text-properties officeooo:rsid="014df535" officeooo:paragraph-rsid="014df535"/>
    </style:style>
    <style:style style:name="P162" style:family="paragraph" style:parent-style-name="Text_20_body">
      <style:text-properties officeooo:rsid="014f6a3e" officeooo:paragraph-rsid="014f6a3e"/>
    </style:style>
    <style:style style:name="P163" style:family="paragraph" style:parent-style-name="Text_20_body">
      <style:text-properties officeooo:rsid="0150cf55" officeooo:paragraph-rsid="0150cf55"/>
    </style:style>
    <style:style style:name="P164" style:family="paragraph" style:parent-style-name="Text_20_body">
      <style:text-properties officeooo:rsid="0151a527" officeooo:paragraph-rsid="0151a527"/>
    </style:style>
    <style:style style:name="P165" style:family="paragraph" style:parent-style-name="Text_20_body">
      <style:text-properties officeooo:rsid="0151a527" officeooo:paragraph-rsid="0160cdb4"/>
    </style:style>
    <style:style style:name="P166" style:family="paragraph" style:parent-style-name="Text_20_body" style:list-style-name="L8">
      <style:text-properties officeooo:rsid="0160cdb4" officeooo:paragraph-rsid="0160cdb4"/>
    </style:style>
    <style:style style:name="P167" style:family="paragraph" style:parent-style-name="Text_20_body">
      <style:text-properties officeooo:rsid="01619dda" officeooo:paragraph-rsid="01619dda"/>
    </style:style>
    <style:style style:name="P168" style:family="paragraph" style:parent-style-name="Text_20_body" style:list-style-name="L9">
      <style:text-properties officeooo:rsid="01619dda" officeooo:paragraph-rsid="01619dda"/>
    </style:style>
    <style:style style:name="P169" style:family="paragraph" style:parent-style-name="Text_20_body">
      <style:text-properties officeooo:rsid="0164341d" officeooo:paragraph-rsid="0164341d"/>
    </style:style>
    <style:style style:name="P170" style:family="paragraph" style:parent-style-name="Text_20_body">
      <style:text-properties officeooo:rsid="016495e2" officeooo:paragraph-rsid="016495e2"/>
    </style:style>
    <style:style style:name="P171" style:family="paragraph" style:parent-style-name="Text_20_body">
      <style:text-properties officeooo:rsid="016666d0" officeooo:paragraph-rsid="016666d0"/>
    </style:style>
    <style:style style:name="P172" style:family="paragraph" style:parent-style-name="Text_20_body">
      <style:text-properties officeooo:rsid="0166dd0e" officeooo:paragraph-rsid="0166dd0e"/>
    </style:style>
    <style:style style:name="P173" style:family="paragraph" style:parent-style-name="Text_20_body">
      <style:text-properties officeooo:rsid="0169f19a" officeooo:paragraph-rsid="0169f19a"/>
    </style:style>
    <style:style style:name="P174" style:family="paragraph" style:parent-style-name="Text_20_body">
      <style:text-properties officeooo:rsid="0169f19a" officeooo:paragraph-rsid="0178eb76"/>
    </style:style>
    <style:style style:name="P175" style:family="paragraph" style:parent-style-name="Text_20_body" style:list-style-name="L10">
      <style:text-properties officeooo:rsid="017d2ac0" officeooo:paragraph-rsid="017d2ac0"/>
    </style:style>
    <style:style style:name="P176" style:family="paragraph" style:parent-style-name="Text_20_body">
      <style:text-properties officeooo:rsid="017d2ac0" officeooo:paragraph-rsid="017d2ac0"/>
    </style:style>
    <style:style style:name="P177" style:family="paragraph" style:parent-style-name="Text_20_body">
      <style:text-properties officeooo:rsid="0185f4fc" officeooo:paragraph-rsid="0185f4fc"/>
    </style:style>
    <style:style style:name="P178" style:family="paragraph" style:parent-style-name="Text_20_body">
      <style:text-properties officeooo:rsid="0185f4fc" officeooo:paragraph-rsid="018863a1"/>
    </style:style>
    <style:style style:name="P179" style:family="paragraph" style:parent-style-name="Text_20_body">
      <style:text-properties officeooo:rsid="0185f4fc" officeooo:paragraph-rsid="018a6f47"/>
    </style:style>
    <style:style style:name="P180" style:family="paragraph" style:parent-style-name="Text_20_body" style:list-style-name="L12">
      <style:text-properties officeooo:rsid="018b65fc" officeooo:paragraph-rsid="018b65fc"/>
    </style:style>
    <style:style style:name="P181" style:family="paragraph" style:parent-style-name="Text_20_body">
      <style:text-properties officeooo:rsid="018b65fc" officeooo:paragraph-rsid="018b65fc"/>
    </style:style>
    <style:style style:name="P182" style:family="paragraph" style:parent-style-name="Text_20_body" style:list-style-name="L13">
      <style:text-properties officeooo:rsid="018de177" officeooo:paragraph-rsid="018de177"/>
    </style:style>
    <style:style style:name="P183" style:family="paragraph" style:parent-style-name="Text_20_body">
      <style:text-properties officeooo:rsid="018e0bf6" officeooo:paragraph-rsid="018e0bf6"/>
    </style:style>
    <style:style style:name="P184" style:family="paragraph" style:parent-style-name="Text_20_body" style:list-style-name="L14">
      <style:text-properties officeooo:rsid="018e0bf6" officeooo:paragraph-rsid="018e0bf6"/>
    </style:style>
    <style:style style:name="P185" style:family="paragraph" style:parent-style-name="Text_20_body">
      <style:text-properties officeooo:rsid="018f00c5" officeooo:paragraph-rsid="018f00c5"/>
    </style:style>
    <style:style style:name="T1" style:family="text">
      <style:text-properties officeooo:rsid="0002abb6"/>
    </style:style>
    <style:style style:name="T2" style:family="text">
      <style:text-properties officeooo:rsid="0002fb61"/>
    </style:style>
    <style:style style:name="T3" style:family="text">
      <style:text-properties officeooo:rsid="000490d4"/>
    </style:style>
    <style:style style:name="T4" style:family="text">
      <style:text-properties officeooo:rsid="00053cd9"/>
    </style:style>
    <style:style style:name="T5" style:family="text">
      <style:text-properties officeooo:rsid="00068e0a"/>
    </style:style>
    <style:style style:name="T6" style:family="text">
      <style:text-properties officeooo:rsid="00075afc"/>
    </style:style>
    <style:style style:name="T7" style:family="text">
      <style:text-properties officeooo:rsid="000a94c9"/>
    </style:style>
    <style:style style:name="T8" style:family="text">
      <style:text-properties officeooo:rsid="000e982b"/>
    </style:style>
    <style:style style:name="T9" style:family="text">
      <style:text-properties officeooo:rsid="0010bb3f"/>
    </style:style>
    <style:style style:name="T10" style:family="text">
      <style:text-properties officeooo:rsid="00122d65"/>
    </style:style>
    <style:style style:name="T11" style:family="text">
      <style:text-properties officeooo:rsid="00140f45"/>
    </style:style>
    <style:style style:name="T12" style:family="text">
      <style:text-properties officeooo:rsid="0015a796"/>
    </style:style>
    <style:style style:name="T13" style:family="text">
      <style:text-properties officeooo:rsid="00168039"/>
    </style:style>
    <style:style style:name="T14" style:family="text">
      <style:text-properties officeooo:rsid="00181256"/>
    </style:style>
    <style:style style:name="T15" style:family="text">
      <style:text-properties officeooo:rsid="001942e4"/>
    </style:style>
    <style:style style:name="T16" style:family="text">
      <style:text-properties officeooo:rsid="00199cfa"/>
    </style:style>
    <style:style style:name="T17" style:family="text">
      <style:text-properties officeooo:rsid="0019a5b9"/>
    </style:style>
    <style:style style:name="T18" style:family="text">
      <style:text-properties officeooo:rsid="001a1212"/>
    </style:style>
    <style:style style:name="T19" style:family="text">
      <style:text-properties officeooo:rsid="001b2c45"/>
    </style:style>
    <style:style style:name="T20" style:family="text">
      <style:text-properties officeooo:rsid="001bbd3e"/>
    </style:style>
    <style:style style:name="T21" style:family="text">
      <style:text-properties officeooo:rsid="001d92c1"/>
    </style:style>
    <style:style style:name="T22" style:family="text">
      <style:text-properties officeooo:rsid="00224703"/>
    </style:style>
    <style:style style:name="T23" style:family="text">
      <style:text-properties officeooo:rsid="00235b58"/>
    </style:style>
    <style:style style:name="T24" style:family="text">
      <style:text-properties officeooo:rsid="00255bb8"/>
    </style:style>
    <style:style style:name="T25" style:family="text">
      <style:text-properties officeooo:rsid="002614b6"/>
    </style:style>
    <style:style style:name="T26" style:family="text">
      <style:text-properties officeooo:rsid="002a64cb"/>
    </style:style>
    <style:style style:name="T27" style:family="text">
      <style:text-properties officeooo:rsid="002c26eb"/>
    </style:style>
    <style:style style:name="T28" style:family="text">
      <style:text-properties officeooo:rsid="002da366"/>
    </style:style>
    <style:style style:name="T29" style:family="text">
      <style:text-properties officeooo:rsid="002db99b"/>
    </style:style>
    <style:style style:name="T30" style:family="text">
      <style:text-properties officeooo:rsid="00335eb8"/>
    </style:style>
    <style:style style:name="T31" style:family="text">
      <style:text-properties officeooo:rsid="00368d13"/>
    </style:style>
    <style:style style:name="T32" style:family="text">
      <style:text-properties officeooo:rsid="0039879b"/>
    </style:style>
    <style:style style:name="T33" style:family="text">
      <style:text-properties officeooo:rsid="003b6bf6"/>
    </style:style>
    <style:style style:name="T34" style:family="text">
      <style:text-properties officeooo:rsid="003cd80f"/>
    </style:style>
    <style:style style:name="T35" style:family="text">
      <style:text-properties officeooo:rsid="003ddfd5"/>
    </style:style>
    <style:style style:name="T36" style:family="text">
      <style:text-properties officeooo:rsid="00400a45"/>
    </style:style>
    <style:style style:name="T37" style:family="text">
      <style:text-properties officeooo:rsid="004049c8"/>
    </style:style>
    <style:style style:name="T38" style:family="text">
      <style:text-properties officeooo:rsid="0042184c"/>
    </style:style>
    <style:style style:name="T39" style:family="text">
      <style:text-properties officeooo:rsid="00436219"/>
    </style:style>
    <style:style style:name="T40" style:family="text">
      <style:text-properties officeooo:rsid="0044c25d"/>
    </style:style>
    <style:style style:name="T41" style:family="text">
      <style:text-properties officeooo:rsid="0044fdae"/>
    </style:style>
    <style:style style:name="T42" style:family="text">
      <style:text-properties officeooo:rsid="00480f35"/>
    </style:style>
    <style:style style:name="T43" style:family="text">
      <style:text-properties officeooo:rsid="00484084"/>
    </style:style>
    <style:style style:name="T44" style:family="text">
      <style:text-properties officeooo:rsid="004937e2"/>
    </style:style>
    <style:style style:name="T45" style:family="text">
      <style:text-properties officeooo:rsid="004a81d3"/>
    </style:style>
    <style:style style:name="T46" style:family="text">
      <style:text-properties officeooo:rsid="004d6494"/>
    </style:style>
    <style:style style:name="T47" style:family="text">
      <style:text-properties officeooo:rsid="00535c96"/>
    </style:style>
    <style:style style:name="T48" style:family="text">
      <style:text-properties officeooo:rsid="0054d999"/>
    </style:style>
    <style:style style:name="T49" style:family="text">
      <style:text-properties officeooo:rsid="00572760"/>
    </style:style>
    <style:style style:name="T50" style:family="text">
      <style:text-properties officeooo:rsid="005e0c91"/>
    </style:style>
    <style:style style:name="T51" style:family="text">
      <style:text-properties officeooo:rsid="005fd287"/>
    </style:style>
    <style:style style:name="T52" style:family="text">
      <style:text-properties officeooo:rsid="0061a999"/>
    </style:style>
    <style:style style:name="T53" style:family="text">
      <style:text-properties officeooo:rsid="0062c9a8"/>
    </style:style>
    <style:style style:name="T54" style:family="text">
      <style:text-properties officeooo:rsid="0066a477"/>
    </style:style>
    <style:style style:name="T55" style:family="text">
      <style:text-properties officeooo:rsid="006a1192"/>
    </style:style>
    <style:style style:name="T56" style:family="text">
      <style:text-properties officeooo:rsid="00704ab7"/>
    </style:style>
    <style:style style:name="T57" style:family="text">
      <style:text-properties officeooo:rsid="007194ef"/>
    </style:style>
    <style:style style:name="T58" style:family="text">
      <style:text-properties officeooo:rsid="0076d3b8"/>
    </style:style>
    <style:style style:name="T59" style:family="text">
      <style:text-properties officeooo:rsid="0078ce68"/>
    </style:style>
    <style:style style:name="T60" style:family="text">
      <style:text-properties officeooo:rsid="007bc070"/>
    </style:style>
    <style:style style:name="T61" style:family="text">
      <style:text-properties officeooo:rsid="007d4658"/>
    </style:style>
    <style:style style:name="T62" style:family="text">
      <style:text-properties officeooo:rsid="007e1cb7"/>
    </style:style>
    <style:style style:name="T63" style:family="text">
      <style:text-properties officeooo:rsid="007fee17"/>
    </style:style>
    <style:style style:name="T64" style:family="text">
      <style:text-properties officeooo:rsid="0082043a"/>
    </style:style>
    <style:style style:name="T65" style:family="text">
      <style:text-properties officeooo:rsid="0083f72b"/>
    </style:style>
    <style:style style:name="T66" style:family="text">
      <style:text-properties officeooo:rsid="0084f549"/>
    </style:style>
    <style:style style:name="T67" style:family="text">
      <style:text-properties officeooo:rsid="008648d7"/>
    </style:style>
    <style:style style:name="T68" style:family="text">
      <style:text-properties officeooo:rsid="008833c2"/>
    </style:style>
    <style:style style:name="T69" style:family="text">
      <style:text-properties officeooo:rsid="00892fa1"/>
    </style:style>
    <style:style style:name="T70" style:family="text">
      <style:text-properties fo:font-weight="bold" style:font-weight-asian="bold" style:font-weight-complex="bold"/>
    </style:style>
    <style:style style:name="T71" style:family="text">
      <style:text-properties fo:font-weight="bold" officeooo:rsid="008b9890" style:font-weight-asian="bold" style:font-weight-complex="bold"/>
    </style:style>
    <style:style style:name="T72" style:family="text">
      <style:text-properties fo:font-weight="bold" officeooo:rsid="009d5d8c" style:font-weight-asian="bold" style:font-weight-complex="bold"/>
    </style:style>
    <style:style style:name="T73" style:family="text">
      <style:text-properties officeooo:rsid="0089d590"/>
    </style:style>
    <style:style style:name="T74" style:family="text">
      <style:text-properties officeooo:rsid="008b9890"/>
    </style:style>
    <style:style style:name="T75" style:family="text">
      <style:text-properties officeooo:rsid="008d1608"/>
    </style:style>
    <style:style style:name="T76" style:family="text">
      <style:text-properties officeooo:rsid="008d92f4"/>
    </style:style>
    <style:style style:name="T77" style:family="text">
      <style:text-properties officeooo:rsid="008e2bb1"/>
    </style:style>
    <style:style style:name="T78" style:family="text">
      <style:text-properties officeooo:rsid="0090261c"/>
    </style:style>
    <style:style style:name="T79" style:family="text">
      <style:text-properties officeooo:rsid="0091e147"/>
    </style:style>
    <style:style style:name="T80" style:family="text">
      <style:text-properties officeooo:rsid="0093bc82"/>
    </style:style>
    <style:style style:name="T81" style:family="text">
      <style:text-properties officeooo:rsid="0093ecde"/>
    </style:style>
    <style:style style:name="T82" style:family="text">
      <style:text-properties officeooo:rsid="00948b5c"/>
    </style:style>
    <style:style style:name="T83" style:family="text">
      <style:text-properties officeooo:rsid="00964725"/>
    </style:style>
    <style:style style:name="T84" style:family="text">
      <style:text-properties officeooo:rsid="0098b49e"/>
    </style:style>
    <style:style style:name="T85" style:family="text">
      <style:text-properties officeooo:rsid="0099ad90"/>
    </style:style>
    <style:style style:name="T86" style:family="text">
      <style:text-properties officeooo:rsid="009b2e90"/>
    </style:style>
    <style:style style:name="T87" style:family="text">
      <style:text-properties officeooo:rsid="009c4dc2"/>
    </style:style>
    <style:style style:name="T88" style:family="text">
      <style:text-properties officeooo:rsid="009d5d8c"/>
    </style:style>
    <style:style style:name="T89" style:family="text">
      <style:text-properties officeooo:rsid="009f2753"/>
    </style:style>
    <style:style style:name="T90" style:family="text">
      <style:text-properties officeooo:rsid="00a0c145"/>
    </style:style>
    <style:style style:name="T91" style:family="text">
      <style:text-properties officeooo:rsid="00a18d0e"/>
    </style:style>
    <style:style style:name="T92" style:family="text">
      <style:text-properties officeooo:rsid="00a19289"/>
    </style:style>
    <style:style style:name="T93" style:family="text">
      <style:text-properties officeooo:rsid="00a2bea2"/>
    </style:style>
    <style:style style:name="T94" style:family="text">
      <style:text-properties officeooo:rsid="00a49000"/>
    </style:style>
    <style:style style:name="T95" style:family="text">
      <style:text-properties officeooo:rsid="00ab7b1c"/>
    </style:style>
    <style:style style:name="T96" style:family="text">
      <style:text-properties officeooo:rsid="00ac32c4"/>
    </style:style>
    <style:style style:name="T97" style:family="text">
      <style:text-properties officeooo:rsid="00ac34fc"/>
    </style:style>
    <style:style style:name="T98" style:family="text">
      <style:text-properties officeooo:rsid="00ae3482"/>
    </style:style>
    <style:style style:name="T99" style:family="text">
      <style:text-properties officeooo:rsid="00aeed21"/>
    </style:style>
    <style:style style:name="T100" style:family="text">
      <style:text-properties officeooo:rsid="00b3f46b"/>
    </style:style>
    <style:style style:name="T101" style:family="text">
      <style:text-properties officeooo:rsid="00b52ca5"/>
    </style:style>
    <style:style style:name="T102" style:family="text">
      <style:text-properties officeooo:rsid="00b84eb3"/>
    </style:style>
    <style:style style:name="T103" style:family="text">
      <style:text-properties officeooo:rsid="00bb081c"/>
    </style:style>
    <style:style style:name="T104" style:family="text">
      <style:text-properties officeooo:rsid="00bc8399"/>
    </style:style>
    <style:style style:name="T105" style:family="text">
      <style:text-properties officeooo:rsid="00bd2f1c"/>
    </style:style>
    <style:style style:name="T106" style:family="text">
      <style:text-properties officeooo:rsid="00bf084f"/>
    </style:style>
    <style:style style:name="T107" style:family="text">
      <style:text-properties officeooo:rsid="00bfb879"/>
    </style:style>
    <style:style style:name="T108" style:family="text">
      <style:text-properties officeooo:rsid="00c169b2"/>
    </style:style>
    <style:style style:name="T109" style:family="text">
      <style:text-properties officeooo:rsid="00c1ec4f"/>
    </style:style>
    <style:style style:name="T110" style:family="text">
      <style:text-properties officeooo:rsid="00c51e79"/>
    </style:style>
    <style:style style:name="T111" style:family="text">
      <style:text-properties officeooo:rsid="00c5fa7b"/>
    </style:style>
    <style:style style:name="T112" style:family="text">
      <style:text-properties officeooo:rsid="00c6f5c8"/>
    </style:style>
    <style:style style:name="T113" style:family="text">
      <style:text-properties officeooo:rsid="00c7bd68"/>
    </style:style>
    <style:style style:name="T114" style:family="text">
      <style:text-properties officeooo:rsid="00cb51b6"/>
    </style:style>
    <style:style style:name="T115" style:family="text">
      <style:text-properties officeooo:rsid="00ccf660"/>
    </style:style>
    <style:style style:name="T116" style:family="text">
      <style:text-properties officeooo:rsid="00ce89c8"/>
    </style:style>
    <style:style style:name="T117" style:family="text">
      <style:text-properties officeooo:rsid="00d36325"/>
    </style:style>
    <style:style style:name="T118" style:family="text">
      <style:text-properties officeooo:rsid="00d50300"/>
    </style:style>
    <style:style style:name="T119" style:family="text">
      <style:text-properties officeooo:rsid="00da5221"/>
    </style:style>
    <style:style style:name="T120" style:family="text">
      <style:text-properties officeooo:rsid="00db7f07"/>
    </style:style>
    <style:style style:name="T121" style:family="text">
      <style:text-properties officeooo:rsid="00dcfc6d"/>
    </style:style>
    <style:style style:name="T122" style:family="text">
      <style:text-properties officeooo:rsid="00e11da0"/>
    </style:style>
    <style:style style:name="T123" style:family="text">
      <style:text-properties officeooo:rsid="00e4db3d"/>
    </style:style>
    <style:style style:name="T124" style:family="text">
      <style:text-properties officeooo:rsid="00e68d43"/>
    </style:style>
    <style:style style:name="T125" style:family="text">
      <style:text-properties officeooo:rsid="00e6a017"/>
    </style:style>
    <style:style style:name="T126" style:family="text">
      <style:text-properties officeooo:rsid="00e842fc"/>
    </style:style>
    <style:style style:name="T127" style:family="text">
      <style:text-properties officeooo:rsid="00ea8416"/>
    </style:style>
    <style:style style:name="T128" style:family="text">
      <style:text-properties officeooo:rsid="00ec4027"/>
    </style:style>
    <style:style style:name="T129" style:family="text">
      <style:text-properties officeooo:rsid="00f13254"/>
    </style:style>
    <style:style style:name="T130" style:family="text">
      <style:text-properties officeooo:rsid="00f15f66"/>
    </style:style>
    <style:style style:name="T131" style:family="text">
      <style:text-properties officeooo:rsid="00f219ff"/>
    </style:style>
    <style:style style:name="T132" style:family="text">
      <style:text-properties officeooo:rsid="00f23b94"/>
    </style:style>
    <style:style style:name="T133" style:family="text">
      <style:text-properties officeooo:rsid="00f3c75b"/>
    </style:style>
    <style:style style:name="T134" style:family="text">
      <style:text-properties officeooo:rsid="00f4113a"/>
    </style:style>
    <style:style style:name="T135" style:family="text">
      <style:text-properties officeooo:rsid="00f459e6"/>
    </style:style>
    <style:style style:name="T136" style:family="text">
      <style:text-properties officeooo:rsid="00f654d2"/>
    </style:style>
    <style:style style:name="T137" style:family="text">
      <style:text-properties officeooo:rsid="00f87674"/>
    </style:style>
    <style:style style:name="T138" style:family="text">
      <style:text-properties officeooo:rsid="00fb8d2c"/>
    </style:style>
    <style:style style:name="T139" style:family="text">
      <style:text-properties officeooo:rsid="00fc7b76"/>
    </style:style>
    <style:style style:name="T140" style:family="text">
      <style:text-properties officeooo:rsid="00fd82b2"/>
    </style:style>
    <style:style style:name="T141" style:family="text">
      <style:text-properties officeooo:rsid="00ff47d8"/>
    </style:style>
    <style:style style:name="T142" style:family="text">
      <style:text-properties officeooo:rsid="0100a0ac"/>
    </style:style>
    <style:style style:name="T143" style:family="text">
      <style:text-properties officeooo:rsid="01027fb0"/>
    </style:style>
    <style:style style:name="T144" style:family="text">
      <style:text-properties officeooo:rsid="01045f13"/>
    </style:style>
    <style:style style:name="T145" style:family="text">
      <style:text-properties officeooo:rsid="01069e7f"/>
    </style:style>
    <style:style style:name="T146" style:family="text">
      <style:text-properties officeooo:rsid="01086bca"/>
    </style:style>
    <style:style style:name="T147" style:family="text">
      <style:text-properties officeooo:rsid="010a12bf"/>
    </style:style>
    <style:style style:name="T148" style:family="text">
      <style:text-properties officeooo:rsid="010ac2f6"/>
    </style:style>
    <style:style style:name="T149" style:family="text">
      <style:text-properties officeooo:rsid="010cb1d8"/>
    </style:style>
    <style:style style:name="T150" style:family="text">
      <style:text-properties officeooo:rsid="01172063"/>
    </style:style>
    <style:style style:name="T151" style:family="text">
      <style:text-properties officeooo:rsid="011797f4"/>
    </style:style>
    <style:style style:name="T152" style:family="text">
      <style:text-properties officeooo:rsid="0119088f"/>
    </style:style>
    <style:style style:name="T153" style:family="text">
      <style:text-properties officeooo:rsid="011ad41c"/>
    </style:style>
    <style:style style:name="T154" style:family="text">
      <style:text-properties officeooo:rsid="011b8d5e"/>
    </style:style>
    <style:style style:name="T155" style:family="text">
      <style:text-properties officeooo:rsid="011ce0b4"/>
    </style:style>
    <style:style style:name="T156" style:family="text">
      <style:text-properties officeooo:rsid="011e0b9b"/>
    </style:style>
    <style:style style:name="T157" style:family="text">
      <style:text-properties officeooo:rsid="01223aef"/>
    </style:style>
    <style:style style:name="T158" style:family="text">
      <style:text-properties officeooo:rsid="01231a11"/>
    </style:style>
    <style:style style:name="T159" style:family="text">
      <style:text-properties officeooo:rsid="0127c142"/>
    </style:style>
    <style:style style:name="T160" style:family="text">
      <style:text-properties officeooo:rsid="01290b43"/>
    </style:style>
    <style:style style:name="T161" style:family="text">
      <style:text-properties officeooo:rsid="012e8f19"/>
    </style:style>
    <style:style style:name="T162" style:family="text">
      <style:text-properties officeooo:rsid="012f7879"/>
    </style:style>
    <style:style style:name="T163" style:family="text">
      <style:text-properties officeooo:rsid="012fa83d"/>
    </style:style>
    <style:style style:name="T164" style:family="text">
      <style:text-properties officeooo:rsid="01315782"/>
    </style:style>
    <style:style style:name="T165" style:family="text">
      <style:text-properties officeooo:rsid="0133291c"/>
    </style:style>
    <style:style style:name="T166" style:family="text">
      <style:text-properties officeooo:rsid="01360e78"/>
    </style:style>
    <style:style style:name="T167" style:family="text">
      <style:text-properties officeooo:rsid="0138428d"/>
    </style:style>
    <style:style style:name="T168" style:family="text">
      <style:text-properties officeooo:rsid="01390567"/>
    </style:style>
    <style:style style:name="T169" style:family="text">
      <style:text-properties officeooo:rsid="01392cb3"/>
    </style:style>
    <style:style style:name="T170" style:family="text">
      <style:text-properties officeooo:rsid="0139c980"/>
    </style:style>
    <style:style style:name="T171" style:family="text">
      <style:text-properties officeooo:rsid="013ccedf"/>
    </style:style>
    <style:style style:name="T172" style:family="text">
      <style:text-properties officeooo:rsid="013e978a"/>
    </style:style>
    <style:style style:name="T173" style:family="text">
      <style:text-properties officeooo:rsid="014004b8"/>
    </style:style>
    <style:style style:name="T174" style:family="text">
      <style:text-properties officeooo:rsid="01407025"/>
    </style:style>
    <style:style style:name="T175" style:family="text">
      <style:text-properties officeooo:rsid="01410b85"/>
    </style:style>
    <style:style style:name="T176" style:family="text">
      <style:text-properties officeooo:rsid="0141536f"/>
    </style:style>
    <style:style style:name="T177" style:family="text">
      <style:text-properties officeooo:rsid="0144dbf9"/>
    </style:style>
    <style:style style:name="T178" style:family="text">
      <style:text-properties officeooo:rsid="014648c2"/>
    </style:style>
    <style:style style:name="T179" style:family="text">
      <style:text-properties officeooo:rsid="0146af6b"/>
    </style:style>
    <style:style style:name="T180" style:family="text">
      <style:text-properties officeooo:rsid="014867d9"/>
    </style:style>
    <style:style style:name="T181" style:family="text">
      <style:text-properties officeooo:rsid="0149af98"/>
    </style:style>
    <style:style style:name="T182" style:family="text">
      <style:text-properties officeooo:rsid="014a478f"/>
    </style:style>
    <style:style style:name="T183" style:family="text">
      <style:text-properties officeooo:rsid="014bef54"/>
    </style:style>
    <style:style style:name="T184" style:family="text">
      <style:text-properties officeooo:rsid="014cd766"/>
    </style:style>
    <style:style style:name="T185" style:family="text">
      <style:text-properties officeooo:rsid="0150cf55"/>
    </style:style>
    <style:style style:name="T186" style:family="text">
      <style:text-properties officeooo:rsid="0151a527"/>
    </style:style>
    <style:style style:name="T187" style:family="text">
      <style:text-properties officeooo:rsid="015219f6"/>
    </style:style>
    <style:style style:name="T188" style:family="text">
      <style:text-properties officeooo:rsid="01527888"/>
    </style:style>
    <style:style style:name="T189" style:family="text">
      <style:text-properties officeooo:rsid="0152c49b"/>
    </style:style>
    <style:style style:name="T190" style:family="text">
      <style:text-properties officeooo:rsid="0153ede1"/>
    </style:style>
    <style:style style:name="T191" style:family="text">
      <style:text-properties officeooo:rsid="0154a328"/>
    </style:style>
    <style:style style:name="T192" style:family="text">
      <style:text-properties officeooo:rsid="015615b5"/>
    </style:style>
    <style:style style:name="T193" style:family="text">
      <style:text-properties officeooo:rsid="0156f71c"/>
    </style:style>
    <style:style style:name="T194" style:family="text">
      <style:text-properties officeooo:rsid="0157cd56"/>
    </style:style>
    <style:style style:name="T195" style:family="text">
      <style:text-properties officeooo:rsid="01592c93"/>
    </style:style>
    <style:style style:name="T196" style:family="text">
      <style:text-properties officeooo:rsid="01593181"/>
    </style:style>
    <style:style style:name="T197" style:family="text">
      <style:text-properties officeooo:rsid="015a7ab7"/>
    </style:style>
    <style:style style:name="T198" style:family="text">
      <style:text-properties officeooo:rsid="015ade48"/>
    </style:style>
    <style:style style:name="T199" style:family="text">
      <style:text-properties officeooo:rsid="015cb174"/>
    </style:style>
    <style:style style:name="T200" style:family="text">
      <style:text-properties officeooo:rsid="015d62e1"/>
    </style:style>
    <style:style style:name="T201" style:family="text">
      <style:text-properties officeooo:rsid="015f016b"/>
    </style:style>
    <style:style style:name="T202" style:family="text">
      <style:text-properties officeooo:rsid="0160cdb4"/>
    </style:style>
    <style:style style:name="T203" style:family="text">
      <style:text-properties officeooo:rsid="016390ea"/>
    </style:style>
    <style:style style:name="T204" style:family="text">
      <style:text-properties officeooo:rsid="0168dc88"/>
    </style:style>
    <style:style style:name="T205" style:family="text">
      <style:text-properties officeooo:rsid="016b3524"/>
    </style:style>
    <style:style style:name="T206" style:family="text">
      <style:text-properties officeooo:rsid="016cde7c"/>
    </style:style>
    <style:style style:name="T207" style:family="text">
      <style:text-properties officeooo:rsid="016eb99f"/>
    </style:style>
    <style:style style:name="T208" style:family="text">
      <style:text-properties officeooo:rsid="016eeb15"/>
    </style:style>
    <style:style style:name="T209" style:family="text">
      <style:text-properties officeooo:rsid="016fa313"/>
    </style:style>
    <style:style style:name="T210" style:family="text">
      <style:text-properties officeooo:rsid="0173a657"/>
    </style:style>
    <style:style style:name="T211" style:family="text">
      <style:text-properties officeooo:rsid="0174c947"/>
    </style:style>
    <style:style style:name="T212" style:family="text">
      <style:text-properties officeooo:rsid="0175d02c"/>
    </style:style>
    <style:style style:name="T213" style:family="text">
      <style:text-properties officeooo:rsid="01763767"/>
    </style:style>
    <style:style style:name="T214" style:family="text">
      <style:text-properties officeooo:rsid="017738c6"/>
    </style:style>
    <style:style style:name="T215" style:family="text">
      <style:text-properties officeooo:rsid="0178eb76"/>
    </style:style>
    <style:style style:name="T216" style:family="text">
      <style:text-properties officeooo:rsid="017a0fe5"/>
    </style:style>
    <style:style style:name="T217" style:family="text">
      <style:text-properties officeooo:rsid="017beab4"/>
    </style:style>
    <style:style style:name="T218" style:family="text">
      <style:text-properties officeooo:rsid="017ce21b"/>
    </style:style>
    <style:style style:name="T219" style:family="text">
      <style:text-properties officeooo:rsid="017ceea5"/>
    </style:style>
    <style:style style:name="T220" style:family="text">
      <style:text-properties officeooo:rsid="017d2ac0"/>
    </style:style>
    <style:style style:name="T221" style:family="text">
      <style:text-properties officeooo:rsid="017d32e1"/>
    </style:style>
    <style:style style:name="T222" style:family="text">
      <style:text-properties officeooo:rsid="017f1d6e"/>
    </style:style>
    <style:style style:name="T223" style:family="text">
      <style:text-properties officeooo:rsid="01803eb8"/>
    </style:style>
    <style:style style:name="T224" style:family="text">
      <style:text-properties officeooo:rsid="01819fbf"/>
    </style:style>
    <style:style style:name="T225" style:family="text">
      <style:text-properties officeooo:rsid="0182b996"/>
    </style:style>
    <style:style style:name="T226" style:family="text">
      <style:text-properties officeooo:rsid="018453cc"/>
    </style:style>
    <style:style style:name="T227" style:family="text">
      <style:text-properties officeooo:rsid="0185f4fc"/>
    </style:style>
    <style:style style:name="T228" style:family="text">
      <style:text-properties officeooo:rsid="0187e33c"/>
    </style:style>
    <style:style style:name="T229" style:family="text">
      <style:text-properties officeooo:rsid="018863a1"/>
    </style:style>
    <style:style style:name="T230" style:family="text">
      <style:text-properties officeooo:rsid="018943f3"/>
    </style:style>
    <style:style style:name="T231" style:family="text">
      <style:text-properties officeooo:rsid="018a6f47"/>
    </style:style>
    <style:style style:name="T232" style:family="text">
      <style:text-properties officeooo:rsid="018b65fc"/>
    </style:style>
    <style:style style:name="T233" style:family="text">
      <style:text-properties officeooo:rsid="018bd4eb"/>
    </style:style>
    <style:style style:name="T234" style:family="text">
      <style:text-properties officeooo:rsid="018be2c6"/>
    </style:style>
    <style:style style:name="T235" style:family="text">
      <style:text-properties officeooo:rsid="018c0521"/>
    </style:style>
    <style:style style:name="T236" style:family="text">
      <style:text-properties officeooo:rsid="018c1051"/>
    </style:style>
    <style:style style:name="T237" style:family="text">
      <style:text-properties officeooo:rsid="018cc9b5"/>
    </style:style>
    <style:style style:name="T238" style:family="text">
      <style:text-properties officeooo:rsid="018de177"/>
    </style:style>
    <style:style style:name="T239" style:family="text">
      <style:text-properties officeooo:rsid="018f8514"/>
    </style:style>
    <style:style style:name="T240" style:family="text">
      <style:text-properties officeooo:rsid="0190c86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Создание флота началось в 1794 году на верфи в Воронеже. Благодаря ему состоялось взятие Азова в 1796 году. Азовский флот просуществовал недолго: в 1811 году Россия претерпела поражение и по условию договора ликвидировала этот флот.</text:p>
      <text:p text:style-name="P3">Санкт-Петербург и Кронштадт стали базами для Балтийского флота. К концу Северной войны Россия обладала очень мощным флотом на Балтике. Чтобы матросы и офицеры знали суть своего дела, Пётр I утвердил Устав морской.</text:p>
      <text:p text:style-name="P3">Очень много усилий Пётр I затратил на подготовку кадров. Изначально приглашались иностранцы, потому что не было достаточно собственных знающих военных дело людей. Требовались учебные учреждения. Возникли артиллерийская школа, военно-инженерная школа, навигатская школа. Они готовили из русских молодых дворян офицеров для армии и флота. Из навигатской школы впоследствии была сделана морская академия.</text:p>
      <text:h text:style-name="Heading_20_3" text:outline-level="3">Итоги Петровских реформ</text:h>
      <text:p text:style-name="P3">Не был затронут политический строй и социально-экономическое устройство, но формы российского государства очень сильно изменилась. Оно стало восприниматься как европейское. У России появилась мощнейшая регулярная армия и один из сильнейших в Европе флот. Даже название государства изменилось на Российскую империю.</text:p>
      <text:h text:style-name="Heading_20_2" text:outline-level="2">Эпоха дворцовых переворотов</text:h>
      <text:p text:style-name="P4">Чтобы эту эпоху понять, нужно представлять себе династическую ситуацию в это время. Пётр I был женат дважды, но с первой женой Пётр не ладил, они друг друга не любили. В этом браке родился старший сын царевич Алексей. Потом Пётр женился на иноземке, крещённой как Екатерина Алексеевна. В этом браке появились дочери.</text:p>
      <text:p text:style-name="P4">Царевич Алексей оказался противником курса Петра. Он связался с враждебными государствами. Алексей был приговорён к смертной казни, но он умер в заточении.</text:p>
      <text:p text:style-name="P4">В связи с отсутствием другого наследника Пётр издал Указ о престолонаследии, в соответствии с которым император мог назначить наследником любого православного Романова. Но, опубликовав этот закон, Пётр очень долго не мог остановиться на конкретной кандидатуре. Из-за этого после его смерти российская монархия погрузилась в полосу перемен власти, когда менялась только личность правителя и ничего больше.</text:p>
      <text:p text:style-name="P5">Дворяне очень стремились попасть в Преображенский и Семёновский гвардейские полка. В эпоху дворцовых переворотов гвардия становилась силой, возводившей на престол того или иного кандидата.</text:p>
      <text:p text:style-name="P5">Пётр Великий умирает. Формально не по решению Петра, но по традициям престолонаследия императорский титул должен был перейти к внуку Петра Великого семилетнему сыну царевича Алексея, который был полной тёзкой Петра.</text:p>
      <text:p text:style-name="P5">Но генерал-фельдмаршал Меньшиков, возглавлявший Военную коллегию, привёл гвардию в Зимний дворец, вышел перед собравшимися и заявил, что императрицей будет жена Петра Екатерина, а внук Петра становится наследником после Екатерины. Таким образом, Меньшиков совершил первый дворцовый переворот. Он знал, что Екатерина будет править только со слов и с согласия Меньшикова. В этом были заинтересованы и другие довольно влиятельные люди, в том числе члены Сената, которые вырвались при Петре за счёт своих умений и компетентностей из не самых знатных кругов. Екатерина могла помочь им сохранить и закрепить их новый статус.</text:p>
      <text:p text:style-name="P5"><text:soft-page-break/>Екатерина I правила в период 1725-1727 гг. Насколько известно, она была родом из Восточной Прибалтике. Она была малограмотной женщиной и не занималась государственными делами. При ней был создан верховный тайный совет, куда вошли Меньшиков и представители «новой знати», вырвавшиеся при Петре из низов. Этот совет принимал важнейшие решения, а остальные государственные органы (Сенат, коллегии, губернаторы и т. д.) эти решения выполняли.</text:p>
      <text:p text:style-name="P5">При Екатерине были осуществлены реформы, которые не успел свершить Пётр I. В 1725 году была учреждена Российская академия наук. Пётр готовил открытие академии наук, но он столкнулся с отсутствием учёных. Их пришлось приглашать из Европы. Первый состав РАН состоял полностью из иностранцев, которые должны были развивать в России науку.</text:p>
      <text:p text:style-name="P5">Экспедиция Витуса Беринга тоже была подготовлена Петром. Император поручил Витусу исследовать Дальний Восток и побережье Тихого океана и Беринг этим занимался. Беринг открыл Америку (если быть точнее, прибрежные острова Аляски).</text:p>
      <text:p text:style-name="P5">В 1727 году Екатерина I умерла, к власти пришёл Пётр II (1727-1730). В момент воцарения Петру II было 11 лет, поэтому поначалу верховный тайный совет продолжил выполнять те же функции. Меньшиков, чтобы закрепиться в своей роли фактического правителя, добивается для себя чина генералиссимуса, и планировал, что одна из его дочерей выйдет за Петра II, но его план провалился, потому что среди верховного тайного совета, сената, генералитета и гвардии уже было много противников Меньшикова. Они составили заговор. Меньшиков формально от имени Петра II был арестован, лишён чинов и званий, был отправлен в ссылку в Сибирь. «<text:span text:style-name="T1">Полудержавный властелин» был устранён из политической жизни России.</text:span></text:p>
      <text:p text:style-name="P6">Теперь политическую жизнь России определяли Долгорукие и Голицыны, <text:span text:style-name="T2">а также</text:span> <text:span text:style-name="T2">вице-канцлер Андрей Иванович Остерман, взявший в свои руки внешнюю политику. </text:span><text:span text:style-name="T3">Ближайший друг Петра II Иван Долгорукий, который был старше на несколько лет, весело проводил время с императором.</text:span></text:p>
      <text:p text:style-name="P7">Государство начало отходить от реформаторской политики Петра I. Некоторые реформы сворачиваются, готовится свадьба Петра II с одной из княжен Долгоруких, но незадолго до свадьбы Пётр II умирает, судя по всему, от нездорового образа жизни: малолетний император любил охоту, много пьянствовал и занимался прочими непотребствами. В результате этой внезапной смерти власти оказались в некоторой растерянности.</text:p>
      <text:p text:style-name="P7">Верховный тайный совет, посовещавшись в своём кругу, решил предложить престол дочери Ивана V Анне Иоанновне. В своё время Пётр Великий использовал династические браки. В частности, Анна Иоанновна вышла замуж за герцога Курлядского (Курляндия — небольшое герцогство на территории современной западной Латвии). Она была представительницей династии Романовых, но у неё к данному моменту не было ни мужа, ни детей. К Анне Иоанновне приехали посланцы из Петербурга и предложили стать российской императрицей. <text:span text:style-name="T4">Она попросила условия (кондиции), и они были заготовлены заранее: верховный тайный совет сохраняется в своём составе и выполняет функцию реального управления государством. Императрица не может изменить состав совета, не может выйти замуж, без согласия верховного тайного совета не может назначить себе наследника. Анна Иоанновна согласилась и приехала из Курляндии в Москву, где по традиции проходило миропомазание российских императоров. На эту коронацию съехалось дворянство, гвардия. Среди них распространились слухи о кондициях, и дворянство было очень недовольно этим, </text:span><text:span text:style-name="T5">потому что </text:span><text:soft-page-break/><text:span text:style-name="T5">между царём и дворянством возникала какая-то промежуточная инстанция. </text:span><text:span text:style-name="T6">Анна Иоанновна, почувствовав за собой поддержку дворянства и гвардии, демонстративно надорвала бумагу с кондициями и была коронована в 1730 году. Долгорукие и Голицыны были отправлены в опалу (были лишены должностей и права появляться при дворе), а верховный тайный совет был распущен.</text:span></text:p>
      <text:h text:style-name="Heading_20_3" text:outline-level="3">Правление Анны Иоанновны (1730-1740-е годы)</text:h>
      <text:p text:style-name="P8">Остерман был ближайшим советником Анны Иоанновны.</text:p>
      <text:p text:style-name="P8"/>
      <text:p text:style-name="P8">Анна Иоанновна ввела 25-летнее ограничение срока службы дворян, причём служба могла начинаться с момента рождения дворян. Соответственно, к 25-30 годам такие дворяне могли подать в отставку, если не хотели продолжать службу.</text:p>
      <text:p text:style-name="P8">Крепостных теперь стало можно продавать отдельно от земли, даже разбивать семьи, что постепенно превращало крепостных в подобие античных рабов.</text:p>
      <text:p text:style-name="P8">Дворяне получили право создавать семьи из крепостных по своему усмотрению, отправить своих крепостных в Сибирь на каторжные работы за какие-либо провинности.</text:p>
      <text:p text:style-name="P8">Анна Иоанновна не имела склонности к государственным делам и предпочитала проводить время в развлечениях. Устраивались огромные пиры. У Анны Иоанновны было большое пристрастие к охоте, она отлично стреляла, в том числе верхом на коне.</text:p>
      <text:p text:style-name="P8">Государственные дела были поручены Бирону, Миниху и Остерману. <text:span text:style-name="T7">У Анны Иоанновны было большое пристрастие к иностранцам: при покровительстве Бирона в Россию хлынули не слишком полезные для государства иностранцы, которые получали чины, поместья и т. д. Дворянам оставалось лишь терпеть подобную политику.</text:span></text:p>
      <text:p text:style-name="P9">При Анне Иоанновне активно работала тайная канцелярия — политическая политика, которая преследовала всех распространителей слухов о её отношениях с Бироном, критиков императрицы и её решений и т. д. Активно практиковались пытки не только против обвиняемых, но и против свидетелей.</text:p>
      <text:p text:style-name="P1">Эта эпоха закончилась в 1740 году со смертью Анны Иоанновны. Незадолго до её смерти, когда она сильно болела, снова возник вопрос о наследии престола.</text:p>
      <text:p text:style-name="P1"/>
      <text:p text:style-name="P1">Дворцовый переворот осуществили немцы, которые невзлюбили Бирона за его жёсткий и властный характер. Во главе стояли фельдмаршал Миних и канцлер Остерман. Бирон был арестован, лишён чинов и званий и сослан в Сибирь. Миних и Остерман жаждали власти, но русские люди не были согласны с этим. В <text:s/>году гвардия возвела на престол Елизавету Петровну.</text:p>
      <text:h text:style-name="P127" text:outline-level="3">Правление Елизаветы Петровны (1741-1761)</text:h>
      <text:p text:style-name="P1">Елизавета подчёркивала, что она не только дочь Петра, но и продолжательница его дел, за счёт чего она и заручилась поддержкой гвардии. В тюремное заточение отправился малолетний Иоанн Антонович, который всю свою жизнь проведёт в тюрьме. Его родители были отправлены в ссылку в Холмогоры.</text:p>
      <text:p text:style-name="P10"><text:soft-page-break/>Своё правление Елизавета Петровна построила на возвращении к принципам Петра I. Она отдавала предпочтение русскому дворянству. С иностранцами борьба не велась, многие из них сохранили свои должности. Были сосланы лишь те, кто представлял опасность для императрицы. Но на высшие должности назначались русские. В частности, внешней политикой заведовал Бесстужин-Рюмин. Большую роль играли граф Воронцов и граф Пётр Шувалов, а также её фавориты — Алексей Разумовский, Иван Шувалов. <text:span text:style-name="T8">Помимо личных отношений с императрицей они были важными государственными деятелями.</text:span></text:p>
      <text:p text:style-name="P11">Сама Елизавета Петровна ориентировалась на французскую культуру. У неё было несметное количество платьев, она любила балы и театрализованные представления. В области внутренней политики сохраняются привелегии дворянства, но при её правлении перестала применяться смертная казнь: преступников лишь ссылали на каторгу. Женщин освободили от телесных наказаний (клеймления, вырывания ноздрей, …). Семья преступника больше не была обязана отправляться в ссылку с преступником, хотя за ней сохранялось такое право. Внутренние таможенные пошлины были отменены, что стимулировало внутреннюю торговлю. Для этой же цели были созданы купеческий банк и дворянский банк, дающий кредиты под залог имения.</text:p>
      <text:p text:style-name="P11">При Елизавете началось генеральное межевание (межа — граница между земельными участками) земель. По всем губерниям стали создаваться карты, планы или письменные описания земельных участков с указанием их принадлежности. Эта работа началась при Елизавете и продолжалась до начала XIX века.</text:p>
      <text:p text:style-name="P11">Елизавета очень много внимания уделяла вопросам образования и культуры. <text:span text:style-name="T9">При Елизавете </text:span><text:span text:style-name="T10">в 1755 году</text:span><text:span text:style-name="T9"> возник Московский университет. </text:span><text:span text:style-name="T11">В организации и создании первого университета сыграл один из первых русских учёных Михаил Ломоносов. В 1756 году был создан первый российский театр как постоянно действующее учреждение, ныне носящий название Александринский. Была основана академия художеств, президентом которой была назначена Елизавета Романовна Дашкова, </text:span><text:span text:style-name="T12">в которой обучались музыканты, художники, скульпторы… </text:span><text:span text:style-name="T13">В Казани появилась первая гимназия.</text:span></text:p>
      <text:p text:style-name="P12">Но, как и её предшественницы, она не была замужем, у неё не было <text:span text:style-name="T14">детей. </text:span><text:span text:style-name="T15">Одна из сестёр Елизаветы Петровны, Анна Петровна, была матерью. Её сыну было предложено стать наследником российского престола. Под именем Петра Фёдоровича он принял православие, женился на немецкой принцессе, Екатерине Алексеевне в православии. </text:span><text:span text:style-name="T16">После смерти Елизаветы Петровны в 17</text:span><text:span text:style-name="T17">61</text:span><text:span text:style-name="T16"> году на престол взошёл Пётр III со своей женой Екатериной. </text:span><text:span text:style-name="T17">Он правил всего полгода, с 1761 по лето 1762 г. Пётр III объявил о прекращении преследования раскольников, о начале секуляризации церковных земель (переводи земель из церковных в государственные). </text:span><text:span text:style-name="T18">18 февраля 1762 года Пётр III утвердил манифест о вольности дворянской, в котором объявилось, что дворяне могут не служить, если они этого не хотят, но в любом случае за собой они сохраняли за собой все привелегии. Тайная канцелярия была упраздена. Казалось бы, такими мерами мог заслужить популярность среди дворянства, но он настроил против себя гвардию, дворянсво, Церковь, правящие круги. Когда Пётр III, по сути не русский человек, прибыл из-за границы, вёл себя во многих ситуациях недостойно (и при своей жизни при дворе во время жизни императрицы, и во время церковных служб), презирал всё русское, стал отдавать предпочтение к иноземцам и окружая себя немцами, выражая презрение к русской армии (называя русских солдат янычарами), организовывая армию на прусский манер (притом, что Россия вела против Пруссии успешную войну). Пётр </text:span><text:soft-page-break/><text:span text:style-name="T18">III восхищался прусским лидиром Фридрихом. Против императора созрел заговор, составленный офицерами братьями Орловыми, Паниными, Дашковой, семьёй Воронцовых, </text:span><text:span text:style-name="T19">которые планировали возвести на престол Екатерину. В отличие от Петра III, Екатерина всегда и везде показывала, что она теперь русская: в отличии от мужа, она говорила и писала на русском языке (хотя и с акцентом), вела себя как человек, истинно принявший православие, всегда думала, прежде чем говорить, и стремилась всем понравиться. Она старалась очаровать любого человека, с которым вступала в беседу.</text:span></text:p>
      <text:p text:style-name="P13">28 июня 1862 года состоялся очередной переворот. Пётр III был арестован и помещён в одной из резиденций неподалёку от Петербурга. На публике было объявлено, что Пётр умер по естественным причинам, но на деле он был убит через несколько дней своей же охраной. Екатерина совершила переворот против своих мужа и сына Павла Петровича. <text:span text:style-name="T20">Павел был объявлен наследником при Екатерине. </text:span><text:span text:style-name="T21">Поручик Мирович в 1864 году попытался освободить Иоанна Антоновича и возвести его на престол, но охранник, в соответствии с данным на такой случай приказом, убил Иоанна Антоновича.</text:span></text:p>
      <text:p text:style-name="P14">На этом эпоха дворцовых переворотов заканчивается, хотя в начале XIX века произойдёт ещё один.</text:p>
      <text:h text:style-name="Heading_20_2" text:outline-level="2">Внешняя политика России в конце XVII — первой половине XVIII века.</text:h>
      <text:p text:style-name="P15">В ходе Азовских походов (1795 и 1796 гг. - со флотом и без) было выяснено, что крепость Азов даёт лишь выход в Азовское море и особых преимуществ это не даёт. Начинается поиск союзников в войне с Крымом и Турцией, что приводит к великому посольству, <text:span text:style-name="T22">в результате которого среди европейских стран союзников найдено не было</text:span></text:p>
      <text:p text:style-name="P16">В 1700 году подписывается мир, по которому Россия закрепила за собой только крепость Азов.</text:p>
      <text:p text:style-name="P16">Пётр ведёт переговоры с лидерами европейских государств, чтобы заключить союз против Швеции — крупнейшего и мощнейшего государства северной Европы, <text:span text:style-name="T23">сделавшего Балтийское море практически своим внутренним. Был создан Северный союз, началась Северная война 1700-1721 гг.</text:span></text:p>
      <text:p text:style-name="P17">Причины Северной войны: противоречия между Швецией и странами Северного союза (Русское царство, королевство Дания, курфюршерство Саксония, королевство Речь Посполитая <text:span text:style-name="T24">(король Август был одновременно королём Саксонии и Речи Посполитой одновременно)</text:span>). <text:span text:style-name="T25">Дания, Саксония, Речь и Россия были недовольны господством Швеции на Балтийском море. Россия стремилась вернуть утраченный по Столбовскому миру доступ к Балтике.</text:span></text:p>
      <text:h text:style-name="P128" text:outline-level="3">Первый этап Северной войны (1700-1706 гг)</text:h>
      <text:p text:style-name="P2">Швецию возглавляет молодой и очень энергичный король Карл XII, который сразу после начала войны переправил свою армию с территории Швеции на территорию Дании. Он высадил своё войско близ Копенгагена, разбил датское войско и вынудил датского короля подписать сепаратный мир с Россией.</text:p>
      <text:p text:style-name="P18"><text:soft-page-break/>Тем временем Россия осадила крепость Нарва. Карл, освободившись в Дании, перебрасывает по морю своё войско в Прибалтику и подходит к Нарве. В ноябре <text:s/>года русская армия при своём численном превосходстве (12 тысяч + гарнизон против петровских 34 тысяч солдат) претерпевает сокрушительное поражения. Дело в том, что регулярная армия Карла XII была прекрасно обучена и вооружена. Русская армия была организована из разнородных формирований под руководством бездарного полководца.</text:p>
      <text:p text:style-name="P18">Карл XII подумал, что вывел второго противника из игры, и отправился воевать против польского короля. <text:span text:style-name="T26">Карл XII воюет с Августом II. Пётр, как и в случае с Азовом, проявил те качества, которые сделали его Великим: он не отчаялся, а стал готовиться к продолжению войны. Копировались шведские образцы, в будущем Пётр называл шведов учителями. Стали проводиться наборы солдатских контингентов, стала отливаться артиллерия. </text:span><text:span text:style-name="T27">До войны поставщиком металла была Швеция, но теперь пришлось разрабатывать месторождения на Урале, а пока пришлось снять колокола и переплавить их на пушки. Командование армии Пётр поручил более грамотному полководцу Борису Петровичу Шереметьеву. В 1702 году взята крепость Нодебург, переименованная в Шлиссельбург («Ключград»). Ниже по течению Невы была закончена следующая крепость. Нева оказалась в руках русской армии. В мае 1703 года Пётр выплыл в устье Невы и решил на одном из многочисленных островов основать крепость под названием Санкт-Петербург. </text:span><text:span text:style-name="T28">Эти успехи позволили заложить верфи на реке Свирь, а в 1704 году и напротив Санкт-Петербурга. </text:span><text:span text:style-name="T29">Стал готовиться флот, чтобы использовать его против Швеции. Российские войска снова подошли к Нарве и Нарва была взята, а через несколько месяцев — ещё и крепость Дерпт (бывший Юрьев).</text:span></text:p>
      <text:p text:style-name="P27">Когда Карл XII настиг войско Августа II, он разбил своего противника. На выборах нового короля был избран ставленник Карла XII. В 1706 году закончился первый этап Северной войны.</text:p>
      <text:h text:style-name="P129" text:outline-level="3">Второй этап Северной войны</text:h>
      <text:p text:style-name="P20">Россия осталась со Швецией один на один. Карл XII, направив свои силы на последнего соперника, в 1708 г. с территории Речи Посполитой продвинулся в Россию. Ожидалось, что он пойдёт на Москву, но Карл XII пошёл на юг, где ему обещал поддержку гетман Иван Мазепа, ранее сохранявший верность Петру I, но теперь, видимо, рассчитывающий на независимость.</text:p>
      <text:p text:style-name="P20">Туда же пошёл большой шведский отряд с огромным обозом: боеприпасами, продовольствием, медикаментами. России стало известно об этом, в 1708 г. у деревни Лесная русские войска вступили в схватку, одержали победу и захватили весь обоз, лишив Карла необходимого снабжения. Битва у деревни Лесная стала матерью победы под Полтавой, как выразился сам Пётр I.</text:p>
      <text:p text:style-name="P20">Полтавская битва. Здесь столкнулись главные силы Петра и Карла XII. На стороне Петра было большинство, среди русских воинов в том числе были многие казаки, не поддержавшие Мазепу. У русского войска было превосходство и в артиллерии. Войско Карла XII было разгромлено, значительная его часть оказалась в плену. Карл XII отправился на юг и скрылся на территории, принадлежащей Османской империи.</text:p>
      <text:h text:style-name="P130" text:outline-level="3"><text:soft-page-break/>Третий этап Северной войны</text:h>
      <text:p text:style-name="P21">Главных сухопутных сил Швеции больше не существовало, Россия стала доминировать на суши. Это изменило не только ход войны, но и статус России: новости о победе России, которые стали известны после распространения ложных слухов о победе Карла XII, показали, что самая мощная сухопутная армия в мире — русская.</text:p>
      <text:p text:style-name="P21">Восточная Прибалтика. <text:span text:style-name="T30">Здесь велись бои локального значения, главным препятствием остаётся шведский флот. Русские войска овладели Нарвой и Дерптом (Юрьевым).</text:span></text:p>
      <text:p text:style-name="P28">Снова восстановился Северный союз: Август II при поддержке русской армии и политического влияния России вернулся на трон, в союз вернулась и Дания.</text:p>
      <text:p text:style-name="P29">Карл II, проживая в Стамбуле, по дипломатическим каналам пытается убедить османского султана объявить России войну, и ему это удаётся. </text:p>
      <text:p text:style-name="P29">В 1710-1711 гг. состоялся Прутский поход, который оказался неудачен. Русская армия дошла до реки Прут, но здесь она на чуждой территории испытывала дефицит снабжения, совершила некоторые тактические ошибки. В этих условиях пришлось пойти на переговоры и удалось заключить мир: турецкая сторона тоже не желала вступать в генеральное сражение. Османам вернулся Азов, русский флот на Азовском море был ликвидирован. Это был унизительный мир для российской стороны, <text:span text:style-name="T31">но теперь Россия могла сконцентрироваться на Прибалтике.</text:span></text:p>
      <text:p text:style-name="P30">С 1702 г. строится Балтийский флот России.</text:p>
      <text:p text:style-name="P30">Гангутское сражение 1714 г. состоялось у мыса Гангут. Русский флот состоял из галер, поэтому мог проходить на мелководье и был очень манёвренный. Используя эти преимущества над большими шведскими кораблями, Россия одержала победу.</text:p>
      <text:p text:style-name="P30">Швеция была истощена, но английское правительство опасалось появления новой морской державы на Балтике и спонсировало Швецию.</text:p>
      <text:p text:style-name="P31">В 1720 г. русский флот одержал ещё одну крупную победу у острова Грендган. Это сражение окончательно разгромило шведский флот, в результате которого русскому флоту открылись огромные возможности. Близ Стокгольма был высажен русский десант.</text:p>
      <text:p text:style-name="P31">В Нештадте в 1721 г. был заключен Нештадский мир. Россия закрепила за собой значительную часть восточной Прибалтики: Лифляндия, Эстляндия, побережье Финского залива и часть Карелии. Россия получила то, к чему стремилась изначально в этой войне, - удобный и большой выход к Балтийскому морю.</text:p>
      <text:p text:style-name="P31">В ходе этой войны изменилось политическое положение. Её перестали воспринимать как большое слабое государство на задворках Европы. На постоянной основе в европейских столицах стали действовать русские послы, Романовы были связаны династическими браками с европейскими монархами. В ходе войны проводились военные, экономические, государственные и прочие реформы. После заключения Нештадского мира Сенат предложил принять Петру титул императора, Россия была провозглашена Империей.</text:p>
      <text:h text:style-name="P131" text:outline-level="3">Каспийский регион</text:h>
      <text:p text:style-name="P22">Прикаспийские территории принадлежали персидским шахам и выход к Каспию, как считал Пётр, сулил новые экономические возможности России. В 1722-1723 гг. состоялся <text:soft-page-break/>Персидский подход. В результате этих походов Россия закрепила за собой Дербент, Баку и некоторые другие. Местное население, в основном исповедовавшее ислам, не было довольно присоединением к христианскому государству.</text:p>
      <text:h text:style-name="P132" text:outline-level="3">Реформы Миниха</text:h>
      <text:p text:style-name="P32">После смерти Петра I Балтийский флот приходил в упадок. Только в эпоху Анны Иоанновны ситуация изменилась. Вооружёнными силами руководил генерал-фельдмаршал немец Миних. <text:span text:style-name="T32">При нём был проведён ряд реформ в армии. Был сделан акцент на создание тяжёлой артиллерии. Во времена Петра пушки были маленькие и манёвренные. Миних считал, что большая пушка будет обладать большей убойной силой, но она требовала большего количества материалов и с ней было труднее управляться.</text:span></text:p>
      <text:p text:style-name="P23">Был создан Шляхетский корпус, в который для подготовки офицерских кадров принимали детей дворян.</text:p>
      <text:p text:style-name="P23">Создавались укреплённые линии на юге страны - там, где проходили границы с Крымским ханством и Турцией. У русской армии появился новый род войск — керасиры — тяжёлая кавалерия, более эффективная против лёгкой кавалерии и пехоты.</text:p>
      <text:p text:style-name="P23">Вводилась предельно жестокая прусская система обучения солдат. Повышенное внимание уделялось внешнему виду солдат: они были обязаны не только выглядеть опрятно, но и носить белые парики с буклями, сзади у парика должна быть заплетённая косица, а сам парик должен быть напудрен. Некачественное выполнение этих правил уже считалось проступком. Реформы Миниха «взбодрили» русскую армию.</text:p>
      <text:h text:style-name="Heading_20_3" text:outline-level="3">Русско-турецкая война 1735-1739 гг.</text:h>
      <text:p text:style-name="P23">Россия находилась в тесных отношениях с Австрийской империей и заключила с ней союз. Для обеих стран было важно расширение влияние в Причерноморье.</text:p>
      <text:p text:style-name="P23">Главнокомандующим российскими войсками был Миних. Под его руководством был совершён поход на Крымский полуостров, сопровождавшийся огромными потерями, причём основные из них были связаны с тяжёлыми условиями похода: дефицит питьевой воды спровоцировал эпидемию. Именно они заставили уйти из Крыма. Снова был взят Азов. Была взята крепость Очаков.</text:p>
      <text:p text:style-name="P23">В 1739 г. у местечка Стаучаны состоялось решающее сражение, закончившееся победой России. Турецко-татарское войско имело огромное численное превосходство, но русская армия была регулярной, хорошо обученной и вооружённой, она имела кратное превосходство в артиллерии.</text:p>
      <text:p text:style-name="P23">Тогда же был заключен мир. Всё, что получила Россия, - это Азов.</text:p>
      <text:h text:style-name="P132" text:outline-level="3">Азия <text:span text:style-name="T33">и Америки</text:span></text:h>
      <text:p text:style-name="P23">В 1730-1740-е гг. к Российской империи присоединяются территории Казахстана. <text:span text:style-name="T33">Казахские жузы (кочевые объединения) севера и запада Казахстана (средний и младший жуз) добровольно приняли покровительство Российской империи, чтобы обеспечить себе безопасность от агрессивного Джунгарского ханства.</text:span></text:p>
      <text:p text:style-name="P33"><text:soft-page-break/>Начинается освоение Аляски и Алеутских островов. Основываются небольшие остроги, ведётся разработка местных природных ресурсов. <text:span text:style-name="T35">Основная ценность Аляски -</text:span> меха <text:span text:style-name="T34">морского котика. </text:span><text:span text:style-name="T35">Русские корабли доставляли сюда первых поселенцев.</text:span></text:p>
      <text:h text:style-name="P121" text:outline-level="2">Внешняя политика в 1762-1801 гг.</text:h>
      <text:h text:style-name="P133" text:outline-level="3">Семилетняя война 1756-1763 гг.</text:h>
      <text:p text:style-name="P19">Крупнейшее событие европейской мировой истории, пришедшееся на 50-60-е гг., - Семилетняя война, которая длилась 7 лет с 1756 по 1763 гг. Главная причина — уселение Пруссии во главе с Фридрихом II. Пруссия была самым крупным по территории германским государством. <text:span text:style-name="T36">Пруссия присоединяла к себе германские территории, создала себе мощнейшую отлично вооружённую армию.</text:span></text:p>
      <text:p text:style-name="P34">Россия, Австрия и Франция создали союз против Пруссии. Англия заключила союз с Пруссией и поддерживала её в основном финансово. В 1756 г. Фридрих II нанёс поражение сначала Австрии, а затем и Франции. <text:span text:style-name="T37">Первое крупное русско-прусское сражение состоялось в 1757 г. у Гросс-йегер-хуйнякакаято. </text:span><text:span text:style-name="T38">Россия одержала победу и оккупировала восточную Пруссию, включая её главный город Кёнигсберг. </text:span><text:span text:style-name="T39">Правительство Елизаветы Петровны планировало сделать эту территорию частью Российской империи, поэтому местное население приводилось к присяге.</text:span></text:p>
      <text:p text:style-name="P35">Самое крупное сражение войны на основной территории Пруссии состоялось в 1758 г. - битва при Куннерсдорфе. <text:span text:style-name="T40">Под командованием Салтыкова выступило русско-австрийское войско, одержавшее победу в условиях артиллерийского паритета и малочисленности солдат. </text:span><text:span text:style-name="T41">Русские войска в 1760 г. в первый раз взяли Берлин. </text:span><text:span text:style-name="T46">Балтийский флот действовал также очень успешно.</text:span></text:p>
      <text:p text:style-name="P36">Пётр III резко поменял направление внешней политик<text:span text:style-name="T42">и и перешёл к союзу с Фридрихом. Пруссии были возвращены все занятые территории, </text:span><text:span text:style-name="T43">был заключён сепаратный мир. В союзе с Пруссией Пётр III планировал отправиться в поход против Дании, </text:span><text:span text:style-name="T44">потому что датчане захватили его Родину — герцогство Гольштейн. Этот неожиданный поворот стал главной причиной свержения Петра III.</text:span></text:p>
      <text:p text:style-name="P37">Екатерина II сохранила в силе <text:span text:style-name="T45">мир с Пруссией.</text:span></text:p>
      <text:p text:style-name="P38">Исторические последствия Семилетней войны для России:</text:p>
      <text:list text:style-name="L1">
        <text:list-item>
          <text:p text:style-name="P150">Франция и Австрия, заключая мир, закрепили небольшие пограничные пространства за собой</text:p>
        </text:list-item>
        <text:list-item>
          <text:p text:style-name="P150">Русская армия подтвердила свой статус сильнейшей в Европе</text:p>
        </text:list-item>
      </text:list>
      <text:p text:style-name="P24">Основное направление политики Екатерины II — южное.</text:p>
      <text:h text:style-name="P133" text:outline-level="3">Русско-турецкая война 1768-1774 гг.</text:h>
      <text:p text:style-name="P24">Причины:</text:p>
      <text:list text:style-name="L2">
        <text:list-item>
          <text:p text:style-name="P151">Стремление России получить доступ к южным морям. Считалось, что это откроет новые рынки сбыта, через Чёрное море даст возможность развивать отношения со странами южной Европы и Ближнего Востока.</text:p>
        </text:list-item>
        <text:list-item>
          <text:p text:style-name="P151"><text:soft-page-break/>Систематическое вмешательство России в дела Речи Посполитой, угрожавшее интересам Османской империи</text:p>
        </text:list-item>
        <text:list-item>
          <text:p text:style-name="P151">Существование франко-османского союза, стремление Франции ограничить влияние России в Европе</text:p>
        </text:list-item>
      </text:list>
      <text:p text:style-name="P24">Главные события разворачиваются в Дунайских княжествах — Валахии и Молдавии. Русские войска занимают пункты, берут крепости… В это же время российский флот должен начать действия против турецкого, но на Чёрном море его не было. Балтийский флот вступил в сражение с турецким в бухте Чесма (Чесменское сражение, крупнейшее в истории русского флота) под командованием адмиралов Спиридова и Орлова. Турецкий флот был уничтожен благодаря применению брандера — небольшого деревянного судна, заполненного чем-то горючим, скрытно подгонявшегося к кораблям противника, прикреплявшегося к ним и подрывавшегося специально обученными людьми.</text:p>
      <text:p text:style-name="P39">Генерал Румянцев одержал победу в битвах при Ланге и у местечка Кагул, причём последнее — торжество регулярной армии (27 тысяч человек) над нерегулярной (150 тысяч человек и 150 орудий). За счёт обученности и сплочённости русских войск турки были разгромлены.</text:p>
      <text:p text:style-name="P40">Был захвачен Крым.</text:p>
      <text:p text:style-name="P41">Эпидемия чумы и Пугачёвский бунт мотивировали Турцию продолжать войну, но позднее обречённость положения стала очевидна для турок. Был заключен Кючук-Кайнарджирский мир 1774 года. <text:span text:style-name="T47">По его условиям:</text:span></text:p>
      <text:list text:style-name="L3">
        <text:list-item>
          <text:p text:style-name="P152"><text:span text:style-name="T47">Россия получила Крым и Кубань, </text:span><text:span text:style-name="T48">междуречье Днепра и Южного Буга. </text:span><text:span text:style-name="T49">Был заложен город Херсон. В Азове и Таганроге началось строительство флота. Керченский пролив также перешёл под контроль России</text:span></text:p>
        </text:list-item>
        <text:list-item>
          <text:p text:style-name="P153">Турция обязалась свободно пропускать русские торговые корабли через проливы Босфор и Дарданелла</text:p>
        </text:list-item>
        <text:list-item>
          <text:p text:style-name="P154">Крымское ханство получило политическую независимость от Османской империи</text:p>
        </text:list-item>
      </text:list>
      <text:p text:style-name="P42">Победоносно завершив эту войну, российское правительство начало активное освоение территории Северного Причерноморья. Именно тогда появляется в геополитической терминологии слово Новороссия. Здесь основнываются новые города — Екатеринослав, Херсон и некоторые другие.</text:p>
      <text:p text:style-name="P42">Формально независимое Крымское ханство находится под оккупацией России до 1783 года. Впоследствии Крымское ханство было присоединено к России. Был основан Севастополь.</text:p>
      <text:p text:style-name="P43">Возникает «греческий проект»: Екатерина II, правящие верхи России и Потёмкин мечтают о восстановлении Византии. Активно строится Черноморский флот, осваивается Новороссия.</text:p>
      <text:p text:style-name="P44">На Кавказе сложилась сложная геополитическая ситуация: Османская империя и Иран пытаются создать свои сферы влияния.</text:p>
      <text:p text:style-name="P44">По Георгиевскому трактату 1773 года Картли-Осетинское царство перешло под протекторат России, что вызвало напряжённость в отношениях и с Турцией, и с Ираном. <text:span text:style-name="T50">Расширение присутствия России приводит к новой войне с Османской империей.</text:span></text:p>
      <text:h text:style-name="Heading_20_3" text:outline-level="3"><text:soft-page-break/><text:span text:style-name="T50">Русско-турецкая война </text:span>1797-1791 <text:span text:style-name="T50">гг.</text:span></text:h>
      <text:p text:style-name="P45">Россия снова действует в союзе с Австрией. Турцию поддерживает Швеция.</text:p>
      <text:p text:style-name="P45">Боевые действия на Балтике велись в 1797-1798 гг. и привели к подписанию мира на условиях статус-кво.</text:p>
      <text:p text:style-name="P45">Русская армия берёт Очаков. В 1779 Суворов одержал две крупные победы — в битве при Фокшанах и на реке Рынник. В обоих сражениях Суворов разгромил турецкие войска <text:span text:style-name="T51">и получил титул граф Суворов-Рынникский.</text:span></text:p>
      <text:p text:style-name="P46">В 1790 году Суворов взял «неприступную» крепость Измаил. <text:span text:style-name="T52">Русским флотом командовал адмирал Фёдор Фёдорович Ушаков. </text:span><text:span text:style-name="T53">За вклад в борьбу с иноверцами и благочестивый образ жизни он был причислен к лику святых.</text:span></text:p>
      <text:p text:style-name="P47">В 1791 году флот Ушакова одержал победу над турецким у мыса Калиакрия.</text:p>
      <text:p text:style-name="P48">После этих успехов был заключён Ясский мир 1791 года. По его условиям Турция признавала присоединение всего того, что уже было присоединено, включая Крым, и междуречье Южного Буга и Днестра. <text:span text:style-name="T54">Протекторат над Картли-Осетинским царством также был признан. Суверенитет России над Кабардой был признан.</text:span></text:p>
      <text:p text:style-name="P49">В Новороссию активно переселялись сербы, болгары, армяне, немцы, греки и многие другие.</text:p>
      <text:h text:style-name="P134" text:outline-level="3">Речь Посполитая</text:h>
      <text:p text:style-name="P25">К 1760-м годам это государство стало слабым и уязвимым. Инициатива о разделе Речи Посполитой поступила от Пруссии и Австрии, позднее Екатерина приняла предложение. <text:span text:style-name="T55">В результате трёх разделов Речь Посполитая полностью прекратила существование. Курляндия, Белруссия и Литва, а также правобережная Малороссия вошли в состав России. Здесь проживали белорусы, украинцы, латыши, поляки, были сильны польская и еврейская диаспоры.</text:span></text:p>
      <text:h text:style-name="P135" text:outline-level="3">Внешняя политика эпохи Павла I</text:h>
      <text:p text:style-name="P26">Во Франции происходит Великая Революция, устанавливается республика. Это приводит к череде коалиционных войн против Франции. При Екатерине Россия в этом не участвовала.</text:p>
      <text:p text:style-name="P26">С 1798 года Россия вступает в коалицию против Франции. В ней также состояли Великобритания, Австрия и Турция.</text:p>
      <text:p text:style-name="P50">Павел взял под своё покровительство остров Мальту в Средиземном море, провозгласил себя великим магистром Мальтийского ордена.</text:p>
      <text:p text:style-name="P51">Ушаков одерживает несколько побед, в том числе берёт крепость Корфу.</text:p>
      <text:p text:style-name="P52">Войско под командованием Суворова совершило Итальянский по<text:span text:style-name="T56">х</text:span>од, <text:span text:style-name="T56">где ему сопутствовал успех.</text:span></text:p>
      <text:p text:style-name="P53">В Швейцарии русский корпус под командованием Римского-Корсакова оказался под угрозой уничтожения, и тот обратился за помощью к Суворову. Суворов совершил переход через Альпы с армией и обозом, <text:span text:style-name="T57">но он не успел помочь Римскому-Корсакову, который был разбит французами.</text:span></text:p>
      <text:p text:style-name="P58"><text:soft-page-break/>Готовится поход Российской армии в Индию, но реализации этого плана помешал дворцовый. </text:p>
      <text:p text:style-name="P58"/>
      <text:p text:style-name="P54">Следующая лекция состоится не в понедельник, а в субботу в 12:05 в 425 аудитории. Практика будет.</text:p>
      <text:h text:style-name="P122" text:outline-level="2">Внутренняя и внешняя политика в царствование Николая I</text:h>
      <text:p text:style-name="P54">Правил с 1825 по 1855 гг. Вступил на престол в обстановке попытки захвата власти декабристами.</text:p>
      <text:p text:style-name="P54">Николай I стал насаждать контроль. Он усилил бюрократические методы управления страной и стремился все процессы держать в собственных руках. При Николае I учреждались различные секретные комитеты под его собственным председательством, чтобы принять решение и направить политику в нужное русло. Выдвинулась Собственная Его Императорского Величества канцелярия, разделённая на шесть подразделений:</text:p>
      <text:list text:style-name="L4">
        <text:list-item>
          <text:p text:style-name="P155"><text:span text:style-name="T70">Первое отделение</text:span> занималось бумажной работой. Готовило и выпускало отчёты, следило за исполнением воли императора</text:p>
        </text:list-item>
        <text:list-item>
          <text:p text:style-name="P155"><text:span text:style-name="T70">Второе кодификационное отделение.</text:span> Приведение законов в соответствие друг другу. Новые законы не должны вступать в противоречие с существующими. Это отделение возглавил Сперанский. Николай I ценил его за верность Отечеству. Было создано и опубликовано полное собрание законов Российской империи, включившее в себя все законы с 1649 года — от Соборного уложения до настоящего времени. Любой житель без лишних затруднений мог ознакомиться с законами и действовать с учётом их предписаний. Николай I смог выработать Свод законов Российской империи — первое собрание законов, которое до него не могли составить ни Екатерина, ни другие императоры. На первых страницах Свода было зафиксировано самодержавие, оно стало офицальным, написанным, напечатанным законом. Дальше Свод описывал государственные учреждения, их функции, сословия, их права и обязанности… Таким образом, Свод законов Российской империи стал аналогом Конституцией, но не Конституцией, поскольку декларировалась абсолютная самодержавная монархия. <text:span text:style-name="T58">Российская действительность становилась на правовую почву. Свод законов был опубликован в 1832 году и, вместе с полным собранием законов, эти документы выполняли основную функцию. За эту работу Сперанский получил титул графа и орден Андрея Первозванного. </text:span><text:span text:style-name="T59">Смысл полного собрания законов был в том, чтобы включить исторические документы, в которых были статьи или упоминания, которые имели юридический смысл.</text:span></text:p>
        </text:list-item>
        <text:list-item>
          <text:p text:style-name="P156"><text:span text:style-name="T70">Третье отделение канцелярии</text:span> исполняло функцию политической полиции, следившей за настроениями общества. <text:span text:style-name="T60">Слежка велась в том числе за политическими эмигрантами, которые продолжали вести антигосударственную деятельность. Третье отделение следило не только за политически неблагонадёжными лицами, но и за высшими административными кругами, которые не только могли что-то замышлять против императора, но и заниматься коррупцией. Николай I понимал, что она вредит государству не меньше, чем борьба против императорской власти. Во главе Третьего </text:span><text:soft-page-break/><text:span text:style-name="T60">отделения встал Александр Христофорович Бенкендорф. </text:span><text:span text:style-name="T61">Кроме тайного надзора третье отделение использует разные методы, в том числе перлюстрацию переписки — </text:span><text:span text:style-name="T62">просмотр, чтение</text:span><text:span text:style-name="T61">. </text:span><text:span text:style-name="T63">Третье отделение могло вскрывать на почте письма, запечатывать обратно и отправлять дальше.</text:span></text:p>
        </text:list-item>
      </text:list>
      <text:h text:style-name="Heading_20_3" text:outline-level="3">Теория официальной народности Уварова.</text:h>
      <text:p text:style-name="P59"><text:span text:style-name="T64">Россия как государство, культура, страна держится на трёх китах — самодержавие как политический строй, Православие как духовный стержень и народность как духовное единение между царём и народом, где царь — мудрый отец, </text:span><text:span text:style-name="T65">а народ ищет благополучия у него.</text:span></text:p>
      <text:h text:style-name="Heading_20_3" text:outline-level="3">Реформы</text:h>
      <text:p text:style-name="P60"><text:tab/>В гимназии прекратили принимать из низших сословий, для них был усложнён путь к высшему образованию. Был усилен контроль за университетами: в 1835 г. вводится новый Университетский устав, заменивший устав Александра I. Была ограничена автономия (самоуправление) университетов: <text:span text:style-name="T66">вводилась должность попечителя университета, назначаемая императором. Если ректор, деканы и профессора до этого избирались учёным советом, то теперь это решение принимал попечитель, который контролировал политическую лояльность кандидатов на данные посты. </text:span><text:span text:style-name="T67">По данному уставу вводилось обязательное ношение студентами формы, причём не только на занятиях, но и в повседневной жизни. Это позволяло наблюдать за передвижениями студентов.</text:span></text:p>
      <text:p text:style-name="P60"><text:span text:style-name="T67"><text:tab/>В 1826 году принимается новый цензурный устав, по которому цензоры не должны пускать в печать произведения, в которых прямо или косвенно колебалась христианская вера, </text:span><text:span text:style-name="T68">порицалась монархическая форма правления. Нельзя публиковать произведения с рассуждениями о Конституции, печатать произведения с мыслями о необходимости преобразований. </text:span><text:span text:style-name="T69">У литераторов того времени Устав получил название «чугунный».</text:span></text:p>
      <text:h text:style-name="Heading_20_3" text:outline-level="3">Крестьянский вопрос</text:h>
      <text:p text:style-name="P61"><text:tab/><text:span text:style-name="T73">Крестьянский вопрос обсуждался в секретных комитетах. Николай I неоднократно собирал их по вопросу смягчения положения крестьян. </text:span><text:span text:style-name="T74">В 1837-1841 гг. по стране прошла </text:span><text:span text:style-name="T71">реформа государственной деревни</text:span><text:span text:style-name="T74">, главным проводником которой был граф Павел Дмитриевич Киселёв. Было создано министерство государственных имуществ, </text:span><text:span text:style-name="T75">которым и стал Киселёв. </text:span><text:span text:style-name="T76">В деревнях и сёлах государственных крестьян вводилось сельское и волостное </text:span><text:span text:style-name="T77">(волость — это село и несколько деревень)</text:span><text:span text:style-name="T76"> самоуправление. </text:span><text:span text:style-name="T78">Многие вопросы решались на уровне сельского или волостного схода. Сформировался волостной крестьянский суд, который рассматривал мелкие преступления крестьян. </text:span><text:span text:style-name="T79">Были разработаны новые принципы взимания оброка: он теперь зависел от доходности крестьянского хозяйства.</text:span></text:p>
      <text:p text:style-name="P61"><text:span text:style-name="T79"><text:tab/>Эта реформа имела некоторые позитивные результаты: положение крестьян стало лучше, чем до реформы. Крестьяне получили больше возможностей для предпринимательства, был уменьшен произвол чиновников по отношению к ним. </text:span><text:span text:style-name="T80">С другой стороны, когда жизнь крестьян оказалась полностью под наблюдением крестьян, такие малые смягчения не устроили многих крестьян. Происходившие бунты жёстко подавлялись с привлечением войск.</text:span></text:p>
      <text:h text:style-name="P136" text:outline-level="3"><text:soft-page-break/>Финансы</text:h>
      <text:p text:style-name="P55">Министром финансов был Егор Канкрин. Он потратил много лет на восстановление финансовой системы после Отечественной войны. Канкрин поощрял развитие промышленности и торговли.</text:p>
      <text:p text:style-name="P55"><text:tab/>Была проблема денёжного обращения: параллельно ходили бумажные и металлические деньги, но их стоимости не были равны (существовали колебания курса ассигнационного рубля к металлическому), что создавало проблемы. Денёжная реформа 1839-1943 гг. привязала курс ассигнационного рубля к бумажному, таким образом ассигнации обеспечивались серебром <text:span text:style-name="T81">в пропорции 3.50 : 1</text:span>. <text:span text:style-name="T81">Потом было установлено соответствие 1 : 1.</text:span></text:p>
      <text:h text:style-name="P137" text:outline-level="3">Внешняя политика</text:h>
      <text:h text:style-name="Heading_20_4" text:outline-level="4">Первый этап.</text:h>
      <text:p text:style-name="P57"><text:span text:style-name="T72">Западный вопрос.</text:span><text:span text:style-name="T88"> </text:span>Во многом Николай I во внешнеполитическом курсе руководствовался теми же задачами, что и во внутренней: он боролся с революционными движениями запада, которые, по мнению императора, несли свои идеи и в Росси.</text:p>
      <text:p text:style-name="P56">1830 год. Во Франции происходит очередная революция и Николай I планирует отправить туда войска в помощь династии Бурбонов. <text:span text:style-name="T82">Но в это же время началось восстание в царстве Польском, </text:span><text:span text:style-name="T83">являвшемся частью России. </text:span><text:span text:style-name="T84">Польское восстание было подавлено, а значительная польская автономия, дарованная Александром I, была свергнута, но это наложило отпечаток на отношения с Великобританией и Францией, где было много польских эмигрантов.</text:span></text:p>
      <text:p text:style-name="P57"><text:span text:style-name="T70">Второй аспект.</text:span> восточный вопрос, который связан с положением Османской империи — огромного государства, приходившего в упадок. Каждая из великих держав мечтала расширить свою сферу влияния на восток, в том числе и Россия.</text:p>
      <text:h text:style-name="Heading_20_4" text:outline-level="4">Второй этап внешней политики.</text:h>
      <text:p text:style-name="P62"><text:span text:style-name="T70">Западный вопрос. </text:span><text:span text:style-name="T85">1848 год. Очередная революция во Франции, революция в Австрии, революции в германских государствах, в итальянских государствах. В 1848-1849 гг. правительство Николая I оказывает денёжную и военную помощь рушащимся европейским монархиям. Для подавления венгерского восстания был выдвинут русский корпус, </text:span><text:span text:style-name="T86">благодаря России Австрия сохранилась как империя, но, правда, часть Австрийской империи получила автономию, государство стало именоваться Австро-Венгрией. </text:span><text:span text:style-name="T87">Роль Николая I была оценена негативно, Россию стали воспринимать «жандармом Европы» в крайне негативных тонах.</text:span></text:p>
      <text:p text:style-name="P63">Восточный вопрос.</text:p>
      <text:p text:style-name="P62">Русско-иранская война 1826-1828 гг. Религиозные фанатики в Иране разгромили русское посольство и убили посла Александра Сергеевича Грибоедова. По заключённому миру восточная часть Армении вошла в состав Армении.</text:p>
      <text:p text:style-name="P62">Русско-турецкая война 1828-1829 гг. из-за столкновения интересов России и Турции на западном Кавказе. Россия закрепила за собой часть Закавказья и Черноморское побережье. Автономия Дунайских княжеств и Сербии от османов была расширенов, а в 1830 году при поддержке России, Великобритании и Франции Греция получила от Турции независимость.</text:p>
      <text:h text:style-name="Heading_20_4" text:outline-level="4"><text:soft-page-break/>Крымская война 1853-1856 гг.</text:h>
      <text:p text:style-name="P62">Причины:</text:p>
      <text:list text:style-name="L5">
        <text:list-item>
          <text:p text:style-name="P157">Обострение противоречий между Россией и Турцией из-за влияния на Балканах и на Ближнем Востоке.</text:p>
        </text:list-item>
      </text:list>
      <text:p text:style-name="P64">Сначала Турции был предъявлен ультиматум, касавшийся Святой Земли и соблюдения автономии балканских народов. В ответ на отказ Россия объявила Турции войну. Черноморский флот под командованием адмирала Нахимова разбил в морском сражении турецкий флот. <text:span text:style-name="T89">Российские войска зашли в Дунайские княжества. В меньшем масштабе, но всё же успешно шли действия на Кавказе.</text:span></text:p>
      <text:p text:style-name="P65">К концу 1853 г. в войну вступили Великобритания, Франция (где правит Наполеон III, мечтающий о национальном реванше) и Сардинское королевство на стороне Османской империи. <text:span text:style-name="T90">Британско-французский пароходный флот прошёл через проливы и начал вести боевые действия против России, закончившиеся полным разгромом парусного Черноморского флота, </text:span><text:span text:style-name="T91">который даже не пытался вступать в сражения и был затоплен у бухты Севастополь, чтобы не дать войти в неё вражеским судам. </text:span><text:span text:style-name="T92">Союзники высадились на побережье Крыма и осадили Севастополь. </text:span><text:span text:style-name="T93">С осени 1854 до августа 1855 года крепость была в осаде, потери с обеих сторон были колоссальные. Русские войска были вынуждены оставить Дунайские княжества, потому что здесь возникла ещё одна угроза со стороны Австро-Венгрии, </text:span><text:span text:style-name="T94">которая выдвинула ультиматум и потребовала оставить Дунайские княжества. Из-за этого ультиматума на границе с Австро-Венгрией держалось огромное скопление войск.</text:span></text:p>
      <text:p text:style-name="P66">Николай I очень переживал из-за поражений, которые терпела Русская армия, и это приблизило его смерть.</text:p>
      <text:p text:style-name="P66">В Париже Россия подписала мир.</text:p>
      <text:list text:style-name="L6">
        <text:list-item>
          <text:p text:style-name="P158">Россия освободила все занятые территории</text:p>
        </text:list-item>
        <text:list-item>
          <text:p text:style-name="P158">Россия отдала небольше протранство на юге Бессарабии</text:p>
        </text:list-item>
        <text:list-item>
          <text:p text:style-name="P158">Россия обязалась не иметь на Чёрном и Азовском море кораблей</text:p>
        </text:list-item>
        <text:list-item>
          <text:p text:style-name="P158">Россия обязалась не иметь на побережье крепостей</text:p>
        </text:list-item>
        <text:list-item>
          <text:p text:style-name="P158">Турция и Союзники тоже не должны были вводить кораблей в данную акваторию</text:p>
        </text:list-item>
      </text:list>
      <text:h text:style-name="P123" text:outline-level="2">Отмена крепостного права: причины, содержание реформы, её последствия</text:h>
      <text:h text:style-name="P138" text:outline-level="3">Причины</text:h>
      <text:p text:style-name="P67"><text:tab/>Эпоха реформ в России связана с Александром II (1855-1881 гг.). Он взошёл на престол при сложных обстоятельствах: война проиграна, внутреннее поражение нестабильно (обостряются социальные противоречия, люди задаются вопросами о причинах поражения и ищут выводы). <text:span text:style-name="T95">Считается, что более широкий взгляд, нежели армейская прямолинейность Николая I, Александру II привил его воспитатель вставить_фамилию. К власти он пришёл с намерением проводить реформы, причём главной из них он видел крестьянскую, без которой, по его мнению, Россия не могла развиваться дальше.</text:span></text:p>
      <text:p text:style-name="P67"><text:soft-page-break/><text:tab/><text:span text:style-name="T96">Александр II: Причины поражения — экономическая и военно-техническая отсталость. Для её преодоления нужно изменить основы социально-экономической системы — крепостное право. Если этого не сделать, Российская империя станет отставать ещё больше и превратится во второстепенную державу. Кроме того, крепостное право в глазах образованного общества считается злом и тормозом развития в стране </text:span><text:span text:style-name="T97">ещё со времён Радищева и Пугачёва. </text:span><text:span text:style-name="T98">После были Сперанский, декабристы и многие другие. </text:span><text:span text:style-name="T99">Более, правительство опасалось отмены крепостного права посредством народного бунта.</text:span></text:p>
      <text:p text:style-name="P68">Разработка условий отмены крепостного права заняла несколько лет, к ней были привлечены в том числе дворяне. Сначала работа велась на уровне местных комитетов, затем в Петербурге были созданы редакционные комиссии, в которых вырабатывался общий государственный проект реформы. Здесь на её разработку оказали влияние Николай Алексеевич Милютин и другие, затем проект рассматривался Государственным советом (высшим совещательным органом, который рассматривал новые законы).</text:p>
      <text:p text:style-name="P68">19 февраля 1861 года Александр II, в день своего вступления на престол, подписал Манифест об освобождении крестьян и пакет законов, главный из которых - «Положение о крестьянах, выходящих из крепостной зависимости», где во всех подробностях и нюансах описывались условия освобождения.</text:p>
      <text:h text:style-name="Heading_20_3" text:outline-level="3">Содержание</text:h>
      <text:p text:style-name="P70">Во-первых, уже манифест 19 феврал 1961 года гласил, что крепостное право отменяется навсегда и теперь бывшие крепостные крестьяне получали личную свободу и ряд самых элементарных гражданских прав: они могли выступать в суде, заключать имущественные и другие сделки, переходить в другие сословия, открывать торговые и промышленные заведения (а также владеть и управлять ими).</text:p>
      <text:p text:style-name="P70">Реформа включала 4 компонента: личные права и свободы крестьян (см. выше), сельское самоуправление, наделение крестьян землёй и выкупная операция.</text:p>
      <text:h text:style-name="Heading_20_4" text:outline-level="4">Сельское самоуправление</text:h>
      <text:p text:style-name="P70">Из бывших помещичьих крестьян создавались сельские общества. Они переодически могли собираться на сход для решения вопросов своего быта. Сход выбирал сельского старосту, который выполнял ряд функций, в т. ч. был связующим звеном между сходом, другими общинами и органами государственной власти. Сельский сход — первый уровень сельского самоуправления. Второй уровень охватывал волость, где крестьяне также могли формировать органы самоуправления — волостной сход, собиравшийся из представителей от сельских сходов. Волостной сход выбирал волостного старшину, регулировал отношения между общинами, решал вопросы рекрутской повинности, формировал волостной суд, который рассматривал крестьянские имущественные тяжбы и дела по маловажным проступкам (мелкое хулиганство, потрава — выгон скота на чужие поля, поджоги). Волостной суд руководствовался местными обычаями и традициями, а не законами.</text:p>
      <text:h text:style-name="Heading_20_4" text:outline-level="4">Наделение крестьян землёй</text:h>
      <text:p text:style-name="P70">Переходный период составлял два года — 1861, 1862 и начало 1863 г. - обязывал крестьян продолжать выплачивать помещику оброк и барщину в уменьшенном размере. За этот период составлялись уставные грамоты — условия, на которых помещики передавали крестьянам <text:soft-page-break/>землю. За их составлением следили назначенные из местных помещиков государством мировые посредники. В мировые посредники пошли многие представители дворянского сословия, в т. ч. граф Л. Н. Толстой, значительная их часть изначально выступала в поддержку реформы.</text:p>
      <text:p text:style-name="P70">До реформы вся земля была юридически собственностью помещика. Крестяне, выходя из-под зависимости, могли получить в собственность её часть — крестьянскую запашку. Барская запашка оставалась в собственности помещика. По документам устанавливались нормы, в соответствии с которыми определялась площадь земли крестьянина, в зависимости от местности — северная полоса, Черноземье и степная полоса. Если, после измерения, крестьянам требовалось меньше площади, чем составляла крестьянская запашка, остаток, называвшийся отрезком, помещик оставлял за собой. В обратном же случае часть барской запашки, прирезок, также выделялась в собственность крестьян.</text:p>
      <text:p text:style-name="P70">Земля предоставлялась не каждому крестянину и не каждой семье, а общине. И отдельный крестьянин-общинник не мог продать общину или отказаться от неё. Лишь по решению крестьянского схода крестьянин мог покинуть общину.</text:p>
      <text:h text:style-name="Heading_20_4" text:outline-level="4">Выкупная операция</text:h>
      <text:p text:style-name="P70">Государство оплачивало 80% суммы выкупа крестьян. Каждый год крестьяне выплачивали по 6% от ссуды в течение 49 лет. Ипотечный долг переходит на наследников.</text:p>
      <text:h text:style-name="P138" text:outline-level="3">Последствия</text:h>
      <text:p text:style-name="P70">Крестьянская реформа — вынужденный компромисс. Когда условия реформы были объявлены, она была воспринята по-разному. Одни крестьяне благодарили государя, другие отнеслись к этому спокойно, а где-то крестьяне были очень сильно недовольны условиями реформы и выражали это через бунты. Стали разноситься слухи, что царь дал крестьянам не только волю, но и всю землю, а все остальные условия придумали помещики. Это привело к массовым выступлениям в некоторых губернии. Самые крупные были в Казанской губернии (с. Бездна) и в Пензенской губернии (с. Кондиеевка).</text:p>
      <text:p text:style-name="P75">Отмена крепостного права — огромный цивилизационный шаг. Рабство как древняя форма зависимости одного человека от другого уничтожалась. В России началось формирование капитализма — <text:span text:style-name="T100">общественной формации, основанной на частной собственности. </text:span><text:span text:style-name="T101">Реформа стимулировала хозяйственную активность всех сословий: к новым условиям приспосабливались не только крестьяне и помещики, но и купцы, мещане и остальные сословия.</text:span></text:p>
      <text:p text:style-name="P76">После отмены крепостного права многие помещики стали сбывать свои земли и продавать их в том числе купцам, на которых начинали работать освободившиеся крестьяне.</text:p>
      <text:p text:style-name="P76">Крестьяне также стали идти в города и выполнять чёрную работу, постепенно поступая в разряд мещан, ремесленников и даже купцов.</text:p>
      <text:p text:style-name="P77">Отмена крепостного права подтолкнула целый цикл других реформ, <text:span text:style-name="T102">затронувших всю общественную жизнь в России.</text:span></text:p>
      <text:h text:style-name="Heading_20_2" text:outline-level="2"><text:soft-page-break/>Либеральные реформы 1860-х гг.: местное самоуправление, судопроизводство, образование, вооружённые силы</text:h>
      <text:h text:style-name="P139" text:outline-level="3">Земская реформа <text:span text:style-name="T113">(1864)</text:span></text:h>
      <text:p text:style-name="P78">В России появлялись земские органы — губернские <text:span text:style-name="T103">земские</text:span> собрания <text:span text:style-name="T103">и </text:span><text:span text:style-name="T104">уездные</text:span> <text:span text:style-name="T103">земские</text:span> собрания. Местное население выбирало гласных по сословиям: местные помещики (землевладельческая курия), горожане (городская курия) и крестьяне (крестьянская курия). В первых двух куриях вводился имущественный ценз (нужно владеть землёй в первой, быть собственником городской недвижимости во второй). В крестьянской курии выборы были многоступенчатые, что ограничивало их число. <text:span text:style-name="T103">До выборов в земство доходили наиболее зажиточные и наиболее лояльные к власти крестьяне. Большинство мест в собраниях получало дворянство, затем крестьяне и потом представители городских сословий. Из уездных земских собраний выбирали губернские земские собрания. </text:span><text:span text:style-name="T105">К функциям земства относились продовольственная помощь населению, ветеринарная помощь и другие вопросы. </text:span><text:span text:style-name="T106">Через земство местное население могло повлиять на условия своей жизни. Земство вводилось в тех губерниях, где в большом количестве проживало русское поместное дворянство и русское население. Земства не создавались в северных губерниях и в Сибири (где доминировали бы крестьяне), в Польше, Белоруссии, западной Малороссии (где доминировало бы польское дворянство), </text:span><text:span text:style-name="T107">в Закавказье (где остро обстоял национальный вопрос). Там, где земство было введено, значительно улучшилось положение сельского хозяйства. Стали появляться школы, больницы и другие благотворительные проекты.</text:span></text:p>
      <text:p text:style-name="P71">Земства превратились в очаги общественной деятельности и либерализма. <text:span text:style-name="T108">Деятели земства, даже знатного происхождения, становились приверженцами радикальных идей. </text:span><text:span text:style-name="T109">Дворянство больше не являлось опорой самодержавной власти.</text:span></text:p>
      <text:p text:style-name="P79">Появляется термин разночинцы. До 1861 года все жители Империи принадлежали к какому-либо сословию, но теперь люди, по-прежнему принадлежавшие к своему сословию, получали высшее образование и выходили далеко за рамки своего сословия, <text:span text:style-name="T110">становясь врачами, юристами, учёными… </text:span><text:span text:style-name="T111">Среди разночинцев были и купцы, и дворяне, и многие другие слои населения.</text:span></text:p>
      <text:h text:style-name="P140" text:outline-level="3">Городовое положение (1870 г.)</text:h>
      <text:p text:style-name="P72">В большинстве городов России сформирована новая система городского самоуправления. Городские Думы, созданные при Екатерине II, сохранились, но была принята новая система выборов. Если раньше в городских выборах участвовали только купцы и некоторые ремесленники, то теперь избирателем мог стать любой человек, плативший налоги городу.</text:p>
      <text:p text:style-name="P72">Во главе города стоял городской голова, избираемый думой, а помогала ему управа — орган исполнительной власти.</text:p>
      <text:p text:style-name="P72">Городские думы стали ещё более либеральными, чем земства, но во главе дум по-прежнему остались, в первую очередь, купцы. Думы отвечали за благоустройство городов, благотворительность, медицину, начальное и среднее образование, пожарную безопасность и т. д. Городской бюджет формировался из местных налогов и тратился на выполнение своих <text:soft-page-break/>функций. <text:span text:style-name="T112">Стал развиваться городской транспорт, строились общественные здания, мостились улицы…</text:span></text:p>
      <text:h text:style-name="P141" text:outline-level="3">Реформа судопроизводства</text:h>
      <text:h text:style-name="P147" text:outline-level="4">Первый этап. 1863 год, манифест Александра II об отмене телесных наказаний</text:h>
      <text:p text:style-name="P73">В 1863 году в России отменяются телесные наказания. Манифест провозгласил, что наказания отменяются по приговорам судов общей юрисдикции. Но волостные суды оставили за собой право вынесения в качестве приговора к телесным наказаниям. Они сохранились для заключённых и ссыльных, а также в армии.</text:p>
      <text:h text:style-name="P147" text:outline-level="4">Второй этап.</text:h>
      <text:p text:style-name="P73">20 ноября 1864 года были учреждены судебные уставы — устав уголовного судопроизводства и гражданского. Они провозгласили 4 принципа, на которых базируется судебная система:</text:p>
      <text:list text:style-name="L7">
        <text:list-item>
          <text:p text:style-name="P159">Бессословность. Участие в судебном процессе не зависит от принадлежности человека к сословию.</text:p>
        </text:list-item>
        <text:list-item>
          <text:p text:style-name="P159">Гласность. <text:span text:style-name="T114">Большинство судебных заседаний проходили при открытых дверях, на них могли прийти все желающие, в том числе представители прессы. </text:span><text:span text:style-name="T117">Исключение состовляли дела, имевшие политический характер.</text:span></text:p>
        </text:list-item>
        <text:list-item>
          <text:p text:style-name="P159">Независимость суда от администрации. Администрация не имеет возможности воздействия на суд и судей.</text:p>
        </text:list-item>
        <text:list-item>
          <text:p text:style-name="P159">Состязательность</text:p>
        </text:list-item>
      </text:list>
      <text:p text:style-name="P80">На высшем уровне создавался мировой суд, состоящий из одного человека — мирового судьи. Мировые судьи выбирались земскими собраниями и городскими думами. Мировым судьёй мог стать человек, обладающий хотя бы средним образованием и имуществом на определённую сумму. Мировые судьи рассматривали мелкие гражданские иски (до 500 рублей) и могли приговаривать к небольшим штрафам или к тюремным заключениям (до года).</text:p>
      <text:p text:style-name="P80">Более крупные вопросы решались в окружных судах, создававшихся на уровне губернии. Судьи и их помощники назначались правительством: выбирались сенатом и утверждались императором. <text:span text:style-name="T115">Судей можно было сменить только через специальные процедуры. </text:span><text:span text:style-name="T116">С 1864 года в России вводится такая категория, как присяжные заседатели.</text:span></text:p>
      <text:p text:style-name="P81">Над окружными судами стоит судебная палата. Высшим судебным кассационным органом оставлася сенат, для которого это оставалось главной функцией. Сенат рассматривал выполнение законодательных норм в ходе судебного процесса и, в случае их нарушения, мог отправить дело заново.</text:p>
      <text:p text:style-name="P82">Вводилась должность судебных следователей, не связанных с полицией, и нотариат.</text:p>
      <text:h text:style-name="P142" text:outline-level="3">Образовательная реформа</text:h>
      <text:p text:style-name="P83">Издаются новые уставы учебных заведений — и начальной школы, и гимназии, и прогимназии. Смысл устава сводился к тому, чтобы максимально широко открыть доступ к <text:soft-page-break/>образованию представителям всех сословий. Любой человек мог поступить в начальную школу, оттуда перейти в гимназию или прогимназию и, закончив её, поступить в высшее учебное заведение.</text:p>
      <text:p text:style-name="P83">Однако обучение могло проводиться как на платной, так и бесплатной основе в зависимости от решения <text:span text:style-name="T118">конкретного </text:span>земства и его финансовых возможностей.</text:p>
      <text:p text:style-name="P84">В гимназиях изучались не только привычные нам предметы, но и классические языки, знание которых было необходимым для поступления в высшие учебные заведения. Были также созданы реальные училища, которые давали образование среднего уровня, но с уклоном в естественные науки. Мыслилось, что выпускники реальных училищ пойдут в технические вузы, а выпускники классических гимназий пойдут на словесность и т. п.</text:p>
      <text:p text:style-name="P84">В 1864 г. был введён университетский устав. Он восстановил широкую автономию универститетов, были уменьшены права попечителя, увеличены права университетских учёных советов, преподователей, студентов.</text:p>
      <text:p text:style-name="P84">Был основан ещё один университет — Новороссийский, который находился в Одессе.</text:p>
      <text:p text:style-name="P85">Обычно в университете было 4 факультета — историко-филологический, медицинский и ещё пара. Существовали также профильные вузы.</text:p>
      <text:p text:style-name="P86">Женщины получили право посещать университет в качестве вольнослушательниц, а в эпоху Александра II появились высшие женские курсы, где женщины получали образование университетского уровня. <text:span text:style-name="T119">Такие открывались в Москве и в Петербурге. Девушки получали юридические, медицинские или естествонаучные знания.</text:span></text:p>
      <text:h text:style-name="P143" text:outline-level="3">Военная реформа</text:h>
      <text:p text:style-name="P74">Связана с военным министром Дмитрием Алексеевичем Милютиным. Милютин предложил сократить количество вооружённых сил в мирное время, но мобилизовывать обученное население в военное время.</text:p>
      <text:p text:style-name="P74">В 1864 году утверждается устав о воинской повинности, который ввёл всеобщую воинскую повинность. Вне зависимости от социального статуса молодые люди, достигшие 20-летнего возраста, призывались на шестилетнюю службу. После срочной службы возникает категория в запасе, где находились 9 лет.</text:p>
      <text:p text:style-name="P74">Вводились разнообразные льготы, сокращающие или отменяющие службу, связанные, в первую очередь, <text:span text:style-name="T120">с уровнем образования. </text:span><text:span text:style-name="T121">Также льготы вводились для многодетных семей.</text:span></text:p>
      <text:p text:style-name="P87">В армии отменялись жестокие телесные наказания. Кнуты, шпецрутены и пр. были отменены, но сохранялись розги. Вместо гладкоствольных стрелковых орудий ставились на вооружение нарезные, обновилась артиллерия, началось строительство парового военного флота.</text:p>
      <text:p text:style-name="P88">Константин Николаевич (Романов) занимал пост морского министра и сыграл большую роль в модернизации флота.</text:p>
      <text:p text:style-name="P88">Совершенствовалась подготовка военных офецеров. В военные гимназии, юнкерские и военные училища принимали без учёта сословия. <text:span text:style-name="T122">Учёба в них открывала путь в военные вузы.</text:span></text:p>
      <text:h text:style-name="P144" text:outline-level="3"><text:soft-page-break/>Другие реформы</text:h>
      <text:p text:style-name="P69">Реформы также затронули полицию, науку и культуру, финансы</text:p>
      <text:h text:style-name="P124" text:outline-level="2">Революционное народничество в России</text:h>
      <text:p text:style-name="P69">Революционное народничество — специфическое для российской истории явление.</text:p>
      <text:p text:style-name="P69">Противоречивость и недостатки крестьянской реформы вызвали недовольство не только среди крестьян, но и среди образованного общества, что спровоцировало подъём русского освободительного движения, подпитывающийся разночинцами и студентами.</text:p>
      <text:p text:style-name="P89">Формой обсуждения и развития этих идей становились кружки. Люди читали и обсуждали литературу политического и экономического содержания и устраивали акции, чтобы донести своё мнение до власти. Распространялись прокламации (тексты антиправительственного содержания, распространявшиеся среди населения по возможности тайно), совершались публичные выступления.</text:p>
      <text:p text:style-name="P89">Народники мечтали о республике, введении конституции, решении крестьянского аграрного вопроса (безвозмездным наделением крестьян всей землёй). Постепенно на первый план выдвинулись Александр Иванович Герце<text:span text:style-name="T123">н </text:span><text:span text:style-name="T124">(1814- гг. жизни)</text:span> и Николай Гаврилович Чернышевский <text:span text:style-name="T124">(1828- гг. жизни)</text:span>. <text:span text:style-name="T125">Они оба сформулировали саму идеологию революционного народничества. Герцен, сопоставляя историческое развитие России и Запада, пришёл к выводу, что западные страны находятся в состоянии капитализма и готовятся к переходу в более справедливую социалистическую стадию. В отличии от Маркса, Герцен считал, что </text:span><text:span text:style-name="T126">в России </text:span><text:span text:style-name="T125">капитализм можно скипнуть, </text:span><text:span text:style-name="T126">потому что в ней уже была модель социализма — крестьянская община</text:span><text:span text:style-name="T125">. И это стало центральной идеей русского социализма.</text:span></text:p>
      <text:p text:style-name="P160">Чернышевский окончил историко-филологический факультет в Петербургском университете, переехал в Саратов, а затем вернулся в Петербург. Он стал журналистом и стал продвигать свои взгляды в публицистике и в литературе. </text:p>
      <text:p text:style-name="P91">Социалисты верили, что русское общество может перейти к социализму, минуя капитализм, потому что в России есть крестьянская община, что отличает её от европейцев. <text:span text:style-name="T127">На основе этих теоретических построений сформировалось движение революционного народничества: интеллигенция считала своим долгом позаботиться о своём народе. </text:span><text:span text:style-name="T128">Народники видели один путь движения в перёд — революцию — потому что самодержавная власть не способна заботиться о своём народе.</text:span></text:p>
      <text:p text:style-name="P92">Михаил Александрович Бакунин, Пётр Лаврович Лавров и Пётр Николаевич Ткачёв, как и Герцен с Огарёвым, счситали, что Россия перейдёт к социализму, но они видели разные пути достижения социализма. Как и многие другие, эти социалисты были вынуждены жить и работать за границей, откуда их труды нелегально отправлялись в Российскую империю.</text:p>
      <text:p text:style-name="P92">Бакунин считал, что Россия придёт к социализму путём всеобщего народного бунта, подобного восстанию Пугачёва, но который охватит всю страну. Интеллигенция же должна призывать народ к бунту. Бакунин был одним из русских анархистов — представителем концепции, которая считает, что человеку для существования государство не нужно.</text:p>
      <text:p text:style-name="P93">Пётр Лаврович Лавров не соглашался с Бакуниным и считал, что русский народ не готов ко всеобщему бунту, ему нужно пропагандировать идеи социализма, прав и свобод человека. <text:soft-page-break/>Интеллигенция должна идти в народ и объяснять ему, зачем он должен восстать против самодержавия.</text:p>
      <text:p text:style-name="P93">Пётр Николаевич Ткачёв не считал возможным в России всеобщую революцию с привлечением масс. Он считал, что, поскольку русский народ ещё верит в самодержавие, нужно создать группу заговорщиков, которая совершит переворот, захватит власть и проведёт реформы в интересах народа.</text:p>
      <text:p text:style-name="P94">Народники на своих нелегальных собраниях, сходках, кружках собирались и обсуждали стратегию и тактику революционного народничества, читали труды европейских и русских социалистов. Они считали, что Россия должна перейти к республике, ликвидировать остатки крепостничества. Народники считали, что сделать это можно только с помощью революции, двигателем которой должно стать крестьянство — самый массовый и самый обездоленный слой населения. Народники же должны направить крестьянство на это и возглавить революцию.</text:p>
      <text:p text:style-name="P95">Европейские социалисты считали, что, минуя капитализм, перейти к социализму невозможно.</text:p>
      <text:p text:style-name="P96">В 50-60-е гг. движение народников существовало как кружки, в которые входили представители самых разных слоёв общества — разночинцы. <text:span text:style-name="T129">Постепенно движение захотело большего и в 1874 г. началось хождение в народ. Весной этого года многие пропагандисты-народники начинают переезжать в сельскую местность, преимущественно в Поволжье, и начинают призывать крестьян готовиться ко всеобщему бунту, всеобщему восстанию. Они говорили об отмене налогов и выкупных платежей, об изъятии остатков земли у помещиков. </text:span><text:span text:style-name="T130">Крестьяне были довольны такому предложению, но идея свергнуть царя воспринималась неоднозначно и некоторые выдавали народников властям. </text:span><text:span text:style-name="T131">Систематические аресты народников привели к началу следствия. </text:span><text:span text:style-name="T132">Самый крупный процесс над народниками — процесс ста девяноста трёх. </text:span><text:span text:style-name="T133">Всего были пойманы тысячи народников.</text:span></text:p>
      <text:p text:style-name="P97">Крестьянская масса не была готова выступить против правительства, поэтому народники сменили тактику и стали искать работу в селе. Становясь для крестьян знакомыми людьми, они стали вести планомерную работу по агитации населения, но даже она не давала никаких результатов: крестьяне в своей массе остаются инертными. <text:span text:style-name="T134">Тогда народники пришли к идее создания тайной организации - «Земли и воли» - в 1876 году. Её лидерами были Георгий Валентинович Плеханов, Натансон, Александр Михайлов, Вера Вигнер, Софья Перонская, Николай Морозов и др. </text:span><text:span text:style-name="T135">По мере роста этой организации в неё вступило более двухсот человек. Главной своей задачей землевольцы считали подготовку крестьянского восстания, для чего они вели пропаганду среди крестьян, студентов и рабочих — </text:span><text:span text:style-name="T136">класса, который уже складывался как довольно большая группа населения.</text:span></text:p>
      <text:p text:style-name="P98">Землевольцы устраивали для рабочих кружковые собрания. Пропаганда была основным направлением деятельности организации, но также народники занимались индивидуальным террором. В частности, Вера Засулич выстрелила в петербургского губернатора (но не убила его) и её оправдал суд присяжных, которым адвокат показал эмоциональную подоплёку процесса: Вера Засулич мстила за приказ губернатора о телесном наказании одного из политических заключённых. Землеволец Соловьёв совершил покушение на Александра II. До него уже были два покушения - выстрел Карапузова и поляка Березовского. <text:span text:style-name="T137">Народники считали, что убийство царя повергнет власть в хаос и приблизит страну к революции.</text:span></text:p>
      <text:p text:style-name="P99"><text:soft-page-break/>Постепенно в «Земле и воле» накапливались противоречия и споры, в том числе относительно методов индивидуального террора: одни считали, что он отпугивает потенциальных сторонников, другие, наоброт, считали, что террор необходимо развивать. Это привело к развалу «Земли и воли» на «Народную волю» и «Чёрный передел».</text:p>
      <text:p text:style-name="P100">Народовольцами стали наиболее радикальные члены организации — Вера Пигнер, Софья Перонская <text:span text:style-name="T145">(дочь министра внутренних дел, </text:span><text:span text:style-name="T146">возглавлявшая убийство Александра II</text:span><text:span text:style-name="T145">)</text:span> и др. <text:span text:style-name="T138">Эта организация много внимания уделяла конспирации: народовольцы действовали тайно. У них была внутренная структура, во главе организации стоял исполнительный комитет. Были и низовые организации. </text:span><text:span text:style-name="T139">Численность «Народной воли» доходила до двух тысяч человек и имела ячейки в разных частях страны для разных социальных групп — </text:span><text:span text:style-name="T140">для крестьян, офицеров, солдат, рабочих, студентов… </text:span><text:span text:style-name="T141">У народовольцев были «явочные квартиры», где они скрывались, подпольные типографии и др. «</text:span><text:span text:style-name="T142">Народная воля» именовала себя партией и выработала программу того, к чему они стремятся. </text:span><text:span text:style-name="T143">Народовольцы пришли к решению, что после революции должны быть проведены всеобщие равные выборы, которые определят состав Учредительного собрания, отвечающего за выработку Конституции. Россия должна уйти от частной собственности, перевести основные средства производства в общественную собственность, должны быть закреплены права и свободы, в том числе право наций на самоопределение.</text:span></text:p>
      <text:p text:style-name="P101">Чтобы достичь революции, они действовали разными путями. Им были свойственны не только агитация и пропаганда. Народовольцы намеревались дезорганизовать работу правительства, для чего они использовали индивидуальный террор и готовили вооружённое восстание. <text:span text:style-name="T144">Когда индивидуальный террор создаст паралич власти, народовольцы осуществят социальный переворот. Они начали настоящую охоту за Александром II: до 1871 года они уже совершили несколько неудачных покушений. 1 марта 1871 года царь был убит.</text:span></text:p>
      <text:p text:style-name="P102">Власти со своей стороны прикладывали огромные усилия, чтобы раскрыть и уничтожить «Народную волю». <text:span text:style-name="T146">По горячим следам полиция установила оставшихся в живых участников движения, которые помогли раскрыть организацию, а после были казнены. К 1872 году «Народная воля» была практически полностью разгромлена и прекратила своё существование в связи со смертью или арестом всех её лидеров.</text:span></text:p>
      <text:p text:style-name="P102">«<text:span text:style-name="T146">Чёрный передел» - спецефическое словосочетание, которым крестьяне называли передел царём всей земли между крестьянами. </text:span><text:span text:style-name="T147">Это название взяла вторая народническая организация. В неё входили Плеханов, Засулич и др. «Чёрный передел» делал ставку на пропаганду. </text:span><text:span text:style-name="T148">Народовольцы проводят кружковую работу, выпускают листовки… В связи с борьбой властей против организации Плеханов и другие лидеры вынуждены покинуть Россию. Из-за границы, глядя на свои многолетние тщеные усилия (прошло более 20 лет), Плеханов и др. разочаровываются в своих идеях и становятся сторонниками идей марксизма. </text:span><text:span text:style-name="T149">Часть народников переходит на марксистские позиции, часть продолжает верить в крестьянскую революцию.</text:span></text:p>
      <text:h text:style-name="P125" text:outline-level="2">Внешняя политика России в 1856-1894 гг.</text:h>
      <text:p text:style-name="P104">Во главе внешней политики стал Александр Михайлович Горчаков, министр иностранных дел при Александре II. Его главной целью стала отмена нейтрализации Чёрного моря. Для <text:soft-page-break/>этого он работал над сменой расклада политической конъюнктуры: коалиция Великобритании, Франции, Австрии и Турции должна перестать быть угрозой для России.</text:p>
      <text:h text:style-name="P145" text:outline-level="3">Отношения с великими державами Европы</text:h>
      <text:p text:style-name="P104">Германские и итальянские государства начинают бороться за своё объединение. <text:span text:style-name="T150">Самые крупные германские государства — Пруссия и Австрия. Пруссия начинает движение за объединение германских земель вокруг неё. </text:span><text:span text:style-name="T155">Министр иностранных дел и канцлер Германии</text:span><text:span text:style-name="T150"> Отто фон Бисмарк стремится присоединить к Пруссии другие германские государства, для чего он проводит успешные войны против Дании и Австро-Венгрии. Для России это становится интересным, </text:span><text:span text:style-name="T151">Пруссия же стала объединителем германских земель, что привело к франко-прусской войне, в которой Франция была разгромлена. Была провозглашена Германская империя, в которую вошли все германские земли за редкими исключениями, а также Эльзас и Лотарингия.</text:span></text:p>
      <text:p text:style-name="P105">Параллельно идёт борьба за объединение Италии вокруг Сардинского королевства. Было образовано единое Итальянское королевство. Австрийские «императоры Священной Римской империи и германской нации» были крайне насторожены этим.</text:p>
      <text:p text:style-name="P106">Таким образом, появилось новое мощнейшее государство — Германская империя. Австро-Венгрия и Франция были сокрушены. <text:span text:style-name="T153">19 октября, в день основания Царскосельского лицея, </text:span><text:span text:style-name="T152">Горчаков рассылает по европейским столицам ноту (документ, информирующий о чём-то) </text:span><text:span text:style-name="T153">об отмене некоторых статей Парижского мира: Россия отказалась поддерживать нейтрализацию Чёрного моря и намерелась основать свой Черноморский флот. </text:span><text:span text:style-name="T154">Безусловно, Францией и Австро-Венгрией это было воспринято негативно, но они ничего не могли сделать. Великобритания бороться против России в одиночку не осмелилась. Позиция Бисмарка была благосклонна.</text:span></text:p>
      <text:h text:style-name="P148" text:outline-level="4">Союз трёх императоров</text:h>
      <text:p text:style-name="P107">Австро-Венгрия, Россия и Германия заключают договор о вступлении в оборонительные войны в случае их начала. Этот союз был направлен против <text:span text:style-name="T156">Великобритании.</text:span></text:p>
      <text:p text:style-name="P108">В начале 80-х годов и в Германии, и в России осознаётся, что противоречий между ними больше, чем общих интересов: Германия ищет новые территории или в Европе, или в другой части света и непримирима к Франции. <text:span text:style-name="T157">Россия опасалась агрессии со стороны Германии в связи с существованием больших немецких диаспор в Поволжье, Прибалтике и других русских землях. </text:span><text:span text:style-name="T158">Более того, Германия претендовала на присоединение территорий, населённых не только этническими немцами.</text:span></text:p>
      <text:p text:style-name="P109">Из-за политических противоречий Союз трёх императоров распадается и в 1887 году возникает Тройственный союз в составе Германии, Австро-Венгрии и Италии.</text:p>
      <text:p text:style-name="P110">Франция ищет союзников в возможной войне против Германии и находит их в 1891 году, когда заключается российско-французский союз. <text:span text:style-name="T159">Великобритания старается держаться вне союзов, ведь у неё везде свои интересы.</text:span></text:p>
      <text:h text:style-name="Heading_20_3" text:outline-level="3"><text:span text:style-name="T160">Ближний восток. </text:span>Османская империя</text:h>
      <text:p text:style-name="P103">Делёж сфер влияния на Балканах. Упадок Турции.</text:p>
      <text:p text:style-name="P111"><text:soft-page-break/>В середине 18<text:span text:style-name="T163">7</text:span>0-х годов разгорается очередной кризис на Балканах. <text:span text:style-name="T162">Греция и</text:span> <text:span text:style-name="T161">Черногория — независим</text:span><text:span text:style-name="T162">ые</text:span><text:span text:style-name="T161"> государств</text:span><text:span text:style-name="T162">а</text:span><text:span text:style-name="T161">. Молдавия, Валахия и Сербия имеют автономию. </text:span><text:span text:style-name="T162">В 18</text:span><text:span text:style-name="T163">7</text:span><text:span text:style-name="T162">5 году вспыхивает Болгарское восстание. Болгары стремятся завоевать независимость и получают поддержку от других европейских держав и получают особую поддержку от России. Ведётся сбор средств на помощь болгарам, в помощь повстанцам отправляются добровольцы… </text:span><text:span text:style-name="T163">Отношения с османами осложняются, в борьбу вступают сербы и начинается русско-турецкая война 1877-1878 гг.</text:span></text:p>
      <text:p text:style-name="P112">Русская армия под командованием великого князя Николая Николаевича старшего заходит на территорию Дунайских княжетсв и готовится форсировать Дунай. Формируются армии Дунайских княжеств и сербская армия. <text:span text:style-name="T164">Турция держит оборону на крепостях к югу от Дуная. Русская армия форсирует Дунай и осаждает эти крепости. </text:span><text:span text:style-name="T165">Великий князь Александр Александрович.</text:span></text:p>
      <text:p text:style-name="P113">Открывается ещё один театр действий на Кавказе, где командовал великий князь Михаил Николаевич. <text:span text:style-name="T166">Кроме них были такие полководцы, как генерал Криденер, генерал Иосиф Владимирович Бурка (который станет фельдмаршалом) и генерал Михаил Дмитриевич Скобелев.</text:span></text:p>
      <text:p text:style-name="P114">Самые важные события развернулись на Балканах. Осада и взятие крепости Плевна, переход через Балканский горный хребет <text:span text:style-name="T167">(особенно кровопролитными были бои на Шипкинском перевале). Преодолев Балканы, русские войска захватили Софию, Феликополь и Адрианополь.</text:span></text:p>
      <text:p text:style-name="P115">В Закавказье русская армия тоже действовала успешно, были взяты несколько турецких крепостей — Карс, Ардаган и др. Но масштабы были меньше.<text:span text:style-name="T167"> Генерал Скобелев подошёл к Стамбулу на расстояние нескольких километров. </text:span><text:span text:style-name="T168">Там, куда он дошёл, в местечке Санстефан, было заключено мирное соглашение — </text:span><text:span text:style-name="T169">Санстефанский мир. Бывшие автономии стали независимыми государствами. Появились Молдавия, Валахия, Сербия. К Черногории и Греции прирастают новые территории. Болгария становится автономным княжеством в составе Османской империи со своим самоуправлением. </text:span><text:span text:style-name="T170">Всё это было очень выгодно для России, </text:span><text:span text:style-name="T171">что напрягло другие великие державы.</text:span></text:p>
      <text:p text:style-name="P116">Под давлением великих держав произошёл Берлинский конгресс, на котором некоторые условия Санстефанского мира были пересмотрены в пользу Турции. По Берлинскому трактату Болгария была разделена на два субъекта, были затронуты и другие пункты. <text:span text:style-name="T172">В Боснию и Герцеговину свои войска ввела Австро-Венгрия.</text:span> <text:span text:style-name="T172">На конгрессе Россия не нашла поддержки Германии, что стало одной из причин распада союза трёх императоров.</text:span></text:p>
      <text:h text:style-name="P146" text:outline-level="3">Дальний Восток. Отношения с Китаем, Японией и США</text:h>
      <text:h text:style-name="P149" text:outline-level="4">Америка</text:h>
      <text:p text:style-name="P117">Уже в начале XIX века в России возникает вопрос о смысле существования территорий в Америке, от которых экономическая отдача очень слабая, а средств для инвестиции в Америку не было. Сначала Форт Росс был передан США, а затем Аляска за небольшую плату была сдана в аренду в связи с угрозой от Великобритании, контролировавшей Канаду.</text:p>
      <text:h text:style-name="P149" text:outline-level="4"><text:soft-page-break/>Китай</text:h>
      <text:p text:style-name="P117">Китай находится в упадке. <text:span text:style-name="T173">Франция и Германия подключились к разделу китайского наследия. Российская внешняя политика здесь отражается лозунгом «не отстать от держав в дележе Китая». В состав России по Айгуньскому (1858) договору входит левобережье Амура, а по Пекинскому (1860) договору — Приморский край. </text:span><text:span text:style-name="T174">Здесь появляются русские города и сельские поселения, главным из которых становится город-</text:span><text:span text:style-name="T176">порт</text:span><text:span text:style-name="T174"> Владивосто</text:span><text:span text:style-name="T175">к.</text:span></text:p>
      <text:p text:style-name="P118">Осваивать дальневосточные территории для России очень тяжело, но нам важно закрепиться на побережье Тихого океана. <text:span text:style-name="T177">С 1891 года начинается строительство железной дороги — Транссибирской магистрали, </text:span><text:span text:style-name="T178">соединившей Челябинск с Владивостоком. </text:span><text:span text:style-name="T179">Инициатор этого строительства — одна из влиятельнейших фигур — министр финансов Витте, который считал, что часть пути можно проложить через Китай. С разрешения Китая из Читы во Владивосток по его территории был построен ещё один путь. Он охранялся русскими войсками, на нём работали русские инженеры. Была проложена железная дорога в Порт-Артур, где базировался российский военно-морской флот. Россия постепенно осваивала северо-восток Китая и Корею.</text:span></text:p>
      <text:h text:style-name="Heading_20_4" text:outline-level="4">Япония</text:h>
      <text:p text:style-name="P90">В 1875 году был заключён договор с Японией, по которому Япония признала российский контроль за островом Сахалин, куда Россия отправляла каторжников. Курильские же острова полностью признавались японскими.</text:p>
      <text:h text:style-name="P146" text:outline-level="3">Среднеазиатское направление</text:h>
      <text:p text:style-name="P119">До середины XIX века в Средней Азии местные народы жили либо в небольших государственных образованиях, либо без государства вовсе. Здесь жили калпаки, таджики, казахи. <text:span text:style-name="T180">Казахи и киргизы мыслились как единый этнос кыргыз-касаки.</text:span></text:p>
      <text:p text:style-name="P120">Присоединение Казахстана началось ещё в XVIII веке, когда Младший и Средний жуз присоединились к России. В середине XIX века Большой (Старший) жуз принимает подданство русского императора. <text:span text:style-name="T181">Освоение Средней Азии развивается при Александре II. Российская империя занимала Среднюю Азию </text:span><text:span text:style-name="T182">из политических причин:</text:span><text:span text:style-name="T181"> чтобы её не заняла Великобритания. </text:span><text:span text:style-name="T183">Местные ханства (Каханское и Кивинское), а также Бухарский эмират завоёвываются. Здесь создаётся военная администрация Туркместанского края, во главе которого стоит генерал-губернатор Туркестанского края. Для местных народов мало, что меняется. Единственное, с чем Россия боролась, - это с рабством. В остальном жизненный уклад сохранялся прежним. </text:span><text:span text:style-name="T184">Даже когда Россия предлагала ввести систему местного самоуправления или образования, местные общины отказывались от этого.</text:span></text:p>
      <text:p text:style-name="P161">Наиболее активные военные действия велись при участии Скобелева (до его участия в русско-турецкой войне). К 1881 году продвижение России дошло до границы с Афганистаном. В Афганистан русские войска не пошли, потому что там уже вела войну Великобританию.</text:p>
      <text:h text:style-name="Heading_20_1" text:outline-level="1"><text:soft-page-break/>Правление Александра III</text:h>
      <text:h text:style-name="Heading_20_2" text:outline-level="2">Рабочий вопрос</text:h>
      <text:p text:style-name="P162"><text:tab/>Низкие социальные гарантии и политическое бесправие вызвало недовольство рабочих. Это всё усугублялось усиленной эксплуатацией рабочих со стороны владельцев предприятия. Рабочие начинали борьбу против владельцев предприятий и государства, реализуя её в виде стачек и забастовок, в которых сначала выдвигались экономические требования, а в начале 1900-х годов рабочие стали добавлять к экономическим требованиям политические, среди которых требование избирательных прав и др.</text:p>
      <text:h text:style-name="Heading_20_2" text:outline-level="2">Крестьянский вопрос</text:h>
      <text:p text:style-name="P162">Крестьяне — основная масса населения к концу XIX века, которые страдают от малоземелья. Это осложнялось демографическим взрывом: земля становилась ещё более дефицитной. Налоги, в том числе выкупные платежи, и крестьянская община, сдерживавшая хозяйственное развитие крестьян. <text:span text:style-name="T185">Эти проблемы провоцировали стремление крестьян бороться. Крестьяне захватывали дворянские земли, что вызывало ответные действия крестьян.</text:span></text:p>
      <text:h text:style-name="Heading_20_2" text:outline-level="2">Национальный вопрос</text:h>
      <text:p text:style-name="P163"><text:tab/>Отсутствие автономий (кроме Великого Княжества Финляндского), сепаратистские устремления в Польше, Финляндии, на Кавказе, в Средней Азии порождали конфликт между правительством и национально-ориентированной элите местных народов.</text:p>
      <text:p text:style-name="P163"><text:tab/>Существовали ограничения для иудеев, <text:span text:style-name="T186">которые провоцировали еврейскую молодёж участвовать в революционном движении.</text:span></text:p>
      <text:p text:style-name="P163"><text:line-break/><text:tab/><text:span text:style-name="T186">Революционно настроенная интеллигенция стремится направлять все эти социальные слои на борьбу с властью. Популярность набирают идеи марксизма. Первые русские марксисты считают, что пролетариат приведёт к революции.</text:span></text:p>
      <text:p text:style-name="P164"><text:tab/>Легальные марксисты — Пётр Струве, Николай Бердяев, Михаил Иванович Туган-Барановский. Соглашаясь с основными постулатами, выдвинутыми Марксом, считали, что Россия придёт к социализму эволюционным путём. <text:span text:style-name="T189">Они не вступали в жёсткую борьбу к власти, но </text:span><text:span text:style-name="T190">публично</text:span><text:span text:style-name="T189"> декларировали свои экономические идеи.</text:span></text:p>
      <text:p text:style-name="P164"><text:tab/><text:span text:style-name="T187">Революционные марксисты — некоторые бывшие народники — Георгий Валентинович Плеханов, Вера Засулич — теперь выступали с позиций марксизма. К ним примкнуло молодое поколение в лице Юлия Осиповича Цедербауна «Мартова» и Владимира Ильича Ульянова (использовал около 100 псевдонимов и известин как Ленин). </text:span><text:span text:style-name="T188">Они считали, что Россия придёт к социализму, но рабочий класс должен силой защитить свои права, а интеллигенция — это авангард рабочего класса, который направит его в нужное русло. </text:span><text:span text:style-name="T191">Плеханов создаёт группу освобождения труда в Женеве, а в 1895 году Ленин и его сторонники создали союз борьбы за освобождение рабочего класса.</text:span></text:p>
      <text:p text:style-name="P164"><text:soft-page-break/><text:tab/><text:span text:style-name="T192">В Российской империи социал-демократическая идея завоёвывает умы быстрее в национальных окраинах. Социал-демократические партии возникают в Финляндии, в Польше (Польская социалистическая партия), в Литве (Литовская социал-демократическая партия), еврейская партия «Бунд», в Армении. Позже формируется Российская Социал-демократическая Рабочая Партия, первый съезд который прошёл в 1898 году, который недолго продолжался: на съезде было всего 9 человек и он был быстро накрыт полицией.</text:span></text:p>
      <text:p text:style-name="P164"><text:tab/><text:span text:style-name="T193">В 1900 году находившиеся за границей социал-демократы стали издавать газету «Искра», в редакцию которую входили и Плеханов, и Ленин, и Мартов. </text:span><text:span text:style-name="T194">Она нелегально ввозилась в Российскую империю и распространялась среди рабочих.</text:span></text:p>
      <text:p text:style-name="P164"><text:tab/><text:span text:style-name="T195">Окончательно партия сформировалась в 1903 году, когда прошёл Второй съезд РСДРП в Брюсселе (но закончился он в Лондоне из-за протеста бельгийских властей). Были составлены программа-минимум — свержение самодержавия, установление демократической республики, установка 8-часового рабочего дня, право наций на самоопределение, уничтожение феодально-крепостных пережитков в виде выкупных платежей и помещичьих земель — и программа-максимум — переход России к социалистическому обществу без частной собственности на средства производства путём революции и установления диктатуры пролетариата. Программу-минимум приняли все, а программа-максимум была воспринята неоднозначно и привела к разделению на два крыла — большевиков и меньш</text:span><text:span text:style-name="T196">е</text:span><text:span text:style-name="T195">виков. </text:span><text:span text:style-name="T197">Хотя большевики привлекали все слои населения к борьбе, во главу угла ставились именно рабочие.</text:span></text:p>
      <text:p text:style-name="P164"><text:tab/><text:span text:style-name="T198">Народническая же идея продолжала существовать и в конце XIX века были и неонароднические кружки, из которых выросла партия социалистов-революционеров, которая оформилась к 1902 году. Её лидерами были Виктор Михайлович Чернов, Аксентьев, Мария Спиридонова, Борис Саленков. Они были убеждены, что, поскольку крестьянство — главный, самый обделённый и самый массовый слой населения, - оно же является главным двигателем революции. С.-Р. Поддержали и идеи террора, поэтому в партии существовала боевая группа, ответственная за подготовку террористических актов. В её главе сначала стоял Григорий Гершунин, а после его ареста — Азеф. Под их руководством были убиты министр внутренних дел Песягин, министр внутренних дел Плеве и другие теракты. Эсеры пытались раскачать режим, повергнуть его в состояние хаоса и приблизить революцию.</text:span></text:p>
      <text:p text:style-name="P164"><text:tab/><text:span text:style-name="T199">Либеральная оппозиция. Либералы желают переустройства России и перехода к к конституционным формам правления — монархии или республики — но органы правления должны стать выборными, </text:span><text:span text:style-name="T200">должна существовать Конституция</text:span><text:span text:style-name="T199"> и т. д. </text:span><text:span text:style-name="T201">Либералы создают кружки, в которых обсуждают свои идеи. Иногда они организуют Земские съезды, где обсуждают вопросы хозяйственного и политического хозяйства. Они просят императора задуматься о необходимости либеральных реформ. Против либералов также принимаются разные меры: Земские съезды запрещаются, из образовательных организаций их устраняют, иногда по решению губернатора производят высылки из регионов. Крупнейшая организация — кружок «Беседа». В журнале «Освобождение» публикуются </text:span><text:span text:style-name="T202">историк</text:span><text:span text:style-name="T201"> Павел Николаевич Милюков, юрист Набоков, князь Шеховской, юрист Петрункевич и другие. Они же создают союз «Освобождение» за границей, а в России — союз земцев-конституционалистов.</text:span></text:p>
      <text:p text:style-name="P165"><text:tab/><text:span text:style-name="T202">В России существуют десятки организаций, которые ставят своей целью изменение государственного строя. Всех их объединяет осознание невозможности существования </text:span><text:soft-page-break/><text:span text:style-name="T202">России в самодержавной форме. В сентябре 1904 года в Париже проводится Конференция оппозиционных организаций, где присутствуют все — Милюков, Пинсуцкий и др. — кроме представителей РСДРП, которые не смогли прибыть из-за технических сложностей. Милдюков написал резолюцию, которые поддержали все:</text:span></text:p>
      <text:list text:style-name="L8">
        <text:list-item>
          <text:p text:style-name="P166">Самодержавие должно быть уничтожено</text:p>
        </text:list-item>
        <text:list-item>
          <text:p text:style-name="P166">Режим должен быть демократический</text:p>
        </text:list-item>
        <text:list-item>
          <text:p text:style-name="P166">Нации имеют право на самоопределение</text:p>
        </text:list-item>
      </text:list>
      <text:p text:style-name="P167">Публикация этой резолюции спровоцировала большой резонанс. В западной истроиографии некоторые называют это началом первой русской революции, но мы считаем, что она начинается в январе 1905 года.</text:p>
      <text:h text:style-name="P126" text:outline-level="2">Первая Русская революция 1905-1907 гг.</text:h>
      <text:h text:style-name="Heading_20_3" text:outline-level="3">Вопрос 1. Причины и основные события 1905 года</text:h>
      <text:list text:style-name="L9">
        <text:list-item>
          <text:p text:style-name="P168">Рост социальной напряжённости из-за существования проблем в аграрной и национальной сфере. Её усугубляли три фактора: мировой экономический кризис, падение производства вследствие перепроизводства (что провоцирует сокращения заработной платы и даже штатов) и неудачный ход русско-японской войны. Всё это подрывало авторитет власти</text:p>
        </text:list-item>
        <text:list-item>
          <text:p text:style-name="P168">Активизация антиправительственных сил, которые объединяются в борьбе с самодержавием. Разные партии с разными программами и разной ориентации нашли общую цель — свержение монархии. <text:span text:style-name="T203">Во главе партий стояли либо радикально, либо либерально настроенная интеллигенция.</text:span></text:p>
        </text:list-item>
      </text:list>
      <text:p text:style-name="P169">Во время первой русской революции борьба ведётся не только за свержение монархии, но и за установление конституционного строя, всеобщее избирательное право, установление в России демократических прав и свобод. Одним из главных вопросов был аграрный, но способы его решения стороны предлагали различные. Все сходились лишь в необходимости отчуждения помещичей земли и передачи её крестьяном.</text:p>
      <text:p text:style-name="P170">Банкетная кампания 20 ноября 1904 года, когда праздновался юбилей учреждения Александром II судебных уставов, выражалась в том, что на банкетах в честь юбилея возносились не только благодарности в адрес Александра II, но и призывами к дальнейшему совершенствованию судебной и правовой системы в России. Речи, произнесённые на банкетах, оформлялись в форме резолюции и отправлялись властям.</text:p>
      <text:p text:style-name="P171">Власть осознала, что происходит активизация политических сил, на которую не реагировать нельзя. Николай II принимает решение подготовить пакет реформ для расширения прав инородцев, крестьян и рабочих. Ими занялся глава правительства Витте. Но напряжённость нарастает, ведь на Дальнем Востоке 20 декабря 1904 года капитулирует крепость Порт-Артур.</text:p>
      <text:p text:style-name="P172">На этом фоне начинаются революционные события января 1905 года. В первые дни нового года промышленные предприятия охватывает стачка, начавшаяся на Путиловском заводе и охватившая почти все предприятия столицы. Поначалу выдвигаются экономические требования, но в это время в Петербурге ведёт деятельность одна из легальных организаций <text:soft-page-break/>— Собрание русских заводских рабочих Санкт-Петербурга — в которой лидером становится отец Георгий Гапон, который решает провести шествие по Петербургу, в конце которого будет вручена петиция царю. <text:span text:style-name="T204">Петиция была составлена </text:span>Гапоном и лидерами организаций, среди которых были также социал-демократы и эсеры, настоявшие на включении требований амнистии политзаключённых, отмены выкупных платежей, пр. и созыва Учредительного собрания.</text:p>
      <text:p text:style-name="P173"><text:tab/>Власть напомнила о запрете демонстрации и разместила на ключевых точках войска. Гапон, рассчитывая на милосердие войск, 9 января вывел на улицы около 140 тысяч человек, которые стали двигаться от окраин города к Зимнему дворцу. Когда демонстраны приближались к мостам, войска потребовали разойтись, но демонстрация продолжилась и войска открыли огонь. <text:span text:style-name="T205">К утру больницы Петербурга были заполнены убитыми и ранеными. Кровавое воскресенье окночательно полорвало авторитет власти и спровоцировало протесты по всей стране. Разными организациями начали распространяться листовки с призывом к вооружённому восстанию. </text:span><text:span text:style-name="T206">Протестовали более 800 тысяч рабочих, главными требованиями стали политические. </text:span><text:span text:style-name="T207">Участились крестьянские выступления, студенты объявили забастовку, начались волнения в армии. Социалистические партии ведут активную пропаганду, направляя движение в стихийное русло, а либеральные партии выражают властям пожелание пойти на политические реформы. </text:span><text:span text:style-name="T208">Сторонники политических реформ находятся даже среди Романовых.</text:span></text:p>
      <text:p text:style-name="P173"><text:tab/><text:span text:style-name="T209">18 февраля 1905 года Николай II поручил </text:span><text:span text:style-name="T210">министерству внутренних дел во главе с</text:span><text:span text:style-name="T209"> Никола</text:span><text:span text:style-name="T210">ем</text:span><text:span text:style-name="T209"> Булыгин</text:span><text:span text:style-name="T210">ым</text:span><text:span text:style-name="T209"> создать проект выборного совещательного органа — Государственной думы. </text:span><text:span text:style-name="T211">В мае 1905 года проходит новая волна стачек. </text:span><text:span text:style-name="T212">В небольшом городе с большим числом промышленных предприятий Иваново-Вознесенске был создан Совет рабочих депутатов, руководивший забастовкой и фактически на 2,5 месяца захватил власть в городе.</text:span></text:p>
      <text:p text:style-name="P173"><text:tab/><text:span text:style-name="T213">Значительную часть губерний России охватили крестьянские выступления. </text:span><text:span text:style-name="T214">С.-Р. пытаются объединить разрозненные восстания в общее движение, во главе которого эсеры создают Всероссийский крестьянский союз, требующий отмены частной собственности на землю.</text:span></text:p>
      <text:p text:style-name="P174"><text:tab/><text:span text:style-name="T214">Через Земские собрания и Городские думы либералы начинают предлагать обсудить политические вопросы, которые по закону нельзя было обсуждать на уровне данных организаций, но либералы пользовались чрезвычайной обстановкой. В Саратовской губернии обсуждался вопрос об автономии Польши.</text:span></text:p>
      <text:p text:style-name="P174"><text:span text:style-name="T214"><text:tab/>«</text:span><text:span text:style-name="T215">Союз освобождения» пытается объединить недовольных через Союз союзов (подразумевается союз профсоюзов).</text:span></text:p>
      <text:p text:style-name="P174"><text:tab/><text:span text:style-name="T215">В это время продолжается русско-японская война, в которой Россия продолжает нести сокрушительное поражение. Цусимское сражение говорит о полном поражении в войне. На броненосце «Князь Потёмкин» происходит воинское выступление: матросы завладели кораблём, выбрали себе новых командиров и пошли по направлению к Одессе, чтобы объединиться с протестующими в этом городе. Потёмкинцы рассчитывали на восстания на других кораблях, но броненосцу пришлось плыть в одиночку и сделать вынужденную остановку в Румынии.</text:span></text:p>
      <text:p text:style-name="P174"><text:tab/><text:span text:style-name="T216">6 марта 1905 года объявляется, что в России создаётся совещательный орган — Государственная дума — который, как и земства, избирается по куриям. Эта реформа </text:span><text:soft-page-break/><text:span text:style-name="T216">получила название Булыгинская. </text:span><text:span text:style-name="T217">Всей правящей элите он казался правильным, но общественность этот проект не удовлетворил. Союз союзов встал во главе протеста, а 7 октября 1905 года по его инициативе началась Всероссийская октябрьская забастовка. Первыми остановились все железные дороги. К ним примкнули рабочие предприятия, почта, телеграф, университеты, гимназии, школы… Бастовали около 2 млн человек, требовался созыв Учредительного собрания.</text:span></text:p>
      <text:p text:style-name="P174"><text:tab/><text:span text:style-name="T217">В Санкт-Петербурге появляется Совет рабочих депутатов, в который вошли различные политические партии, а наиболее активной фигурой стал Лев Давидович Бронштейн «Троцкий». </text:span><text:span text:style-name="T218">На этот съезд приехали либералы, назвавшие себя Конституционно-демократической партией.</text:span></text:p>
      <text:p text:style-name="P174"><text:tab/><text:span text:style-name="T219">К середине октября 1905 года революция достигла своего пика, разделилось окружение Николая II: одни настаивали на установлении военной диктатуры и жестокого подавления всех выступлений, другие — на либеральных реформах.</text:span></text:p>
      <text:p text:style-name="P174"><text:tab/><text:span text:style-name="T220">Витте, который заключил Постдамский мир на достаточно мягких для России условиях, по которым были потеряны лишь Порт-Артур и юг Сахалина, получил за это титул графа. Он пишет Николаю II и предлагает два пути, для каждого из которых перечисляет свой список реформ. Николай II остановился на реформаторском пути и назначил Витте председателем совета министров (который заменил собой комитет министров). Издаётся манифест 17 октября 1905 года, в котором было 3 пункта:</text:span></text:p>
      <text:list text:style-name="L10">
        <text:list-item>
          <text:p text:style-name="P175">Населению будут дарованы основные гражданские права и свободы</text:p>
        </text:list-item>
        <text:list-item>
          <text:p text:style-name="P175">Избирательная система в Государственную думу будет расширена: к выборам будут допущены другие категории населения</text:p>
        </text:list-item>
        <text:list-item>
          <text:p text:style-name="P175">Государственная дума становится законодательным, а не совещательным, органом</text:p>
        </text:list-item>
      </text:list>
      <text:p text:style-name="P176"><text:tab/>Этим манифестом Николай II обещал изменение политического режима в стране.</text:p>
      <text:p text:style-name="P176"><text:tab/><text:span text:style-name="T221">Начался второй этап революции: мнения разделились. Сразу после обнародования прокатилась волна беспорядков: с одной стороны, выступили с приветствием манифеста, с другой стороны выступили черносотенцы, считающие, что этот манифест был подписан под давлением.</text:span></text:p>
      <text:p text:style-name="P176"><text:tab/><text:span text:style-name="T222">Крестьянские выступления продолжились. Было сожжено более двух тысяч поместий. </text:span><text:span text:style-name="T223">Витте с 7 января 1906 года отменяет выкупные платежи. В армии и на флоте происходят новые выступления — на крейсере «Очаков» и некоторых других судах. Лидером восстания был Шмидт. </text:span><text:span text:style-name="T224">Продолжаются рабочие выступления в крупных промышленных центрах. Московский совет рабочих депутатов руководит Декабрьским московским восстанием. </text:span><text:span text:style-name="T225">За счёт разграбления складов и оружейных магазинов недовольные рабочие вооружаются, на помощь войскам из Петербурга приходит Семёновский полк. </text:span><text:span text:style-name="T226">11 декабря 1905 года издаётся новый избирательный закон, по которому увеличивается число мест для крестьянской думы и создаётся курия рабочих.</text:span></text:p>
      <text:h text:style-name="Heading_20_3" text:outline-level="3"><text:soft-page-break/>Вопрос 2. <text:span text:style-name="T227">Первая Русская революция. Основные события 1906-1907 гг.</text:span></text:h>
      <text:p text:style-name="P177"><text:tab/>Зимой и весной 1906 года проводятся выборы в Думу и реформа Государственного совета, который из законосовещательного становится вторым законодательным органом, который становится наполовину выборным — <text:span text:style-name="T228">часть назначает император, часть избирают профессиональные группы — университеты, Святейший Синод…</text:span></text:p>
      <text:p text:style-name="P178"><text:tab/><text:span text:style-name="T229">В стране легально функционируют политические партии. Легализуются и эсеры, и конституционалисты-демократы. Появляются консервативные партии </text:span>—<text:span text:style-name="T229"> «Союз 17 октября», «Союз русского народа».</text:span></text:p>
      <text:p text:style-name="P179"><text:tab/><text:span text:style-name="T230">За отсутствие больших успехов Витте был отправлен в отставку, правительство возглавил Горемыкин. </text:span><text:span text:style-name="T231">Министром внутренних дел назначается Пётр Аркадиевич Столыпин. 23 апреля 1906 года утверждается новаря редакция основных законов Российской империи, которые стали фактической конституцией: в них зафиксировано деление на Государственный совет и Государственную думу и другие положения.</text:span></text:p>
      <text:p text:style-name="P179"><text:span text:style-name="T231"><text:tab/>Апель 1906-июнь 1907 гг. - третий этап революции. В Зимнем дворце открывается Государственная Дума, </text:span><text:span text:style-name="T232">откуда на лодках депутатов везут в Таврический дворец — резиденцию Государственной Думы. На выборах места распределились в следующем порядке:</text:span></text:p>
      <text:list text:style-name="L12">
        <text:list-item>
          <text:p text:style-name="P180">Конституционалисты-демократы</text:p>
        </text:list-item>
        <text:list-item>
          <text:p text:style-name="P180">Трудовая группа</text:p>
        </text:list-item>
        <text:list-item>
          <text:p text:style-name="P180">Социалисты-революционеры</text:p>
        </text:list-item>
        <text:list-item>
          <text:p text:style-name="P180">Социал-демократы в лице меньшевиков. Большевики Первую Думу бойкотировали.</text:p>
        </text:list-item>
      </text:list>
      <text:p text:style-name="P181"><text:tab/>Кадеты и их левые союзники рассчитывали преобразовать Думу в Учредительное собрание. Они требовали полной политической амнистии, отмены смертной казни и радикального решения аграрного вопроса. Правительство в лице Горемыкина и Столыпина же выступало против этого. <text:span text:style-name="T233">Зародившийся конфликт привёл к роспуску Первой Думы 8 июля 1906 года. Горемыкин </text:span><text:span text:style-name="T234">за категорический отказ от взаимодействия с Думой по решению Николая II</text:span><text:span text:style-name="T233"> уходит в отставку, Столыпин совмещает в себе новую должность председателя совета министров и старую министра внутренних дел.</text:span></text:p>
      <text:p text:style-name="P181"><text:tab/><text:span text:style-name="T234">Продолжаются крестьянские выступления, которые обычно обостряются по весне; происходят восстания моряков, провоцируемые социалистами-революционерами; крупные выступления происходят на окраине; продолжаются теракты, убиты многие полицейские, чиновники, генералы и губернаторы; 20 августа 1906 года взрывается правительственная дача Столыпина, в результате которой погибают 27 человек, но Столыпин не пострадал.</text:span></text:p>
      <text:p text:style-name="P181"><text:tab/><text:span text:style-name="T234">Был издан указ о военно-полевых судах, которые должны судить нападавших на военных и полицейских. </text:span><text:span text:style-name="T235">Судопроизводство упрощено до предела: разбирательство идёт не более 2-3 дней </text:span><text:span text:style-name="T236">и, как правило, заканчивается смертной казнью. </text:span><text:span text:style-name="T237">Было казнено 683 человека.</text:span></text:p>
      <text:p text:style-name="P181"><text:tab/><text:span text:style-name="T238">Столыпин начинает реформы, в том числе крестьянскую, и проводит выборы во Вторую Думу:</text:span></text:p>
      <text:list text:style-name="L13">
        <text:list-item>
          <text:p text:style-name="P182">Трудовая группа</text:p>
        </text:list-item>
        <text:list-item>
          <text:p text:style-name="P182"><text:soft-page-break/>Кадеты</text:p>
        </text:list-item>
        <text:list-item>
          <text:p text:style-name="P182">Эсеры</text:p>
        </text:list-item>
        <text:list-item>
          <text:p text:style-name="P182">РСДРП в составе как меньшевиков, так и большевиков</text:p>
        </text:list-item>
      </text:list>
      <text:p text:style-name="P183"><text:tab/>Состав получился ещё более левым и также не мог найти общий язык ни с властями, ни даже с кадетами. Дума просуществовала с 20 февраля по 3 июня 1907 года и была снова распущена.</text:p>
      <text:p text:style-name="P183"><text:tab/>3 июня 1907 кроме манифеста о роспуске Второй думы Николай II издаёт новый закон о выборах, нарушая свой же манифест 17 октября. Это событие считается окончанием Первой русской революции. Её итоги:</text:p>
      <text:list text:style-name="L14">
        <text:list-item>
          <text:p text:style-name="P184">Вместо абсолютной монархии появляется думская монархия</text:p>
        </text:list-item>
        <text:list-item>
          <text:p text:style-name="P184">А также более широкие…</text:p>
        </text:list-item>
      </text:list>
      <text:p text:style-name="P185">Оставшиеся вопросы <text:span text:style-name="T239">подготовить к зачёту самостоятельно. </text:span><text:span text:style-name="T240">Студент должен максимально показать свои знания.</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2:06:49.240561552</meta:creation-date>
    <dc:date>2023-12-18T13:41:49.241001274</dc:date>
    <meta:editing-duration>PT9H32M9S</meta:editing-duration>
    <meta:editing-cycles>375</meta:editing-cycles>
    <meta:generator>LibreOffice/7.6.4.1$Linux_X86_64 LibreOffice_project/60$Build-1</meta:generator>
    <meta:document-statistic meta:table-count="0" meta:image-count="0" meta:object-count="0" meta:page-count="33" meta:paragraph-count="346" meta:word-count="12140" meta:character-count="90935" meta:non-whitespace-character-count="79038"/>
  </office:meta>
</office:document-meta>
</file>